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1" svg:font-family="Ubuntu"/>
    <style:font-face style:name="Ubuntu2" svg:font-family="Ubuntu" style:font-adornments="Regular"/>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gr4"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6" style:family="graphic">
      <style:graphic-properties style:protect="size"/>
    </style:style>
    <style:style style:name="gr7"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8"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9"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1.705cm" fo:padding-top="0.175cm" fo:padding-bottom="0.175cm" fo:padding-left="0.3cm" fo:padding-right="0.3cm"/>
      <style:paragraph-properties style:writing-mode="lr-tb"/>
    </style:style>
    <style:style style:name="gr12"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0.848cm" fo:padding-top="0.175cm" fo:padding-bottom="0.175cm" fo:padding-left="0.3cm" fo:padding-right="0.3cm"/>
      <style:paragraph-properties style:writing-mode="lr-tb"/>
    </style:style>
    <style:style style:name="gr13"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1.695cm" fo:padding-top="0.175cm" fo:padding-bottom="0.175cm" fo:padding-left="0.3cm" fo:padding-right="0.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542cm"/>
      <style:paragraph-properties style:writing-mode="lr-tb"/>
    </style:style>
    <style:style style:name="gr15" style:family="graphic" style:parent-style-name="standard">
      <style:graphic-properties draw:fill="none" draw:textarea-horizontal-align="justify" draw:textarea-vertical-align="middle" draw:auto-grow-height="false"/>
    </style:style>
    <style:style style:name="gr16" style:family="graphic" style:parent-style-name="standard">
      <style:graphic-properties draw:textarea-horizontal-align="justify" draw:textarea-vertical-align="middle" draw:auto-grow-height="false"/>
      <style:paragraph-properties style:writing-mode="lr-tb"/>
    </style:style>
    <style:style style:name="gr17"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8"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574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606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2.859cm"/>
      <style:paragraph-properties style:writing-mode="lr-tb"/>
    </style:style>
    <style:style style:name="gr22" style:family="graphic" style:parent-style-name="standard">
      <style:graphic-properties draw:textarea-horizontal-align="justify" draw:textarea-vertical-align="middle" draw:auto-grow-height="false" fo:min-height="0cm" fo:min-width="0cm" fo:wrap-option="no-wrap"/>
    </style:style>
    <style:style style:name="gr23" style:family="graphic" style:parent-style-name="standard">
      <style:graphic-properties draw:fill="solid" draw:fill-color="#ffffff" draw:textarea-horizontal-align="justify" draw:textarea-vertical-align="middle" draw:auto-grow-height="false" fo:min-height="0cm" fo:min-width="0cm" fo:wrap-option="no-wrap"/>
    </style:style>
    <style:style style:name="gr24" style:family="graphic" style:parent-style-name="standard">
      <style:graphic-properties draw:stroke="none" svg:stroke-color="#000000" draw:fill="none" draw:fill-color="#ffffff" draw:textarea-horizontal-align="left" draw:auto-grow-height="true" draw:auto-grow-width="false" fo:min-height="1.353cm" fo:min-width="2.603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2.981cm"/>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notes">
      <style:graphic-properties draw:fill-color="#ffffff" draw:auto-grow-height="true" fo:min-height="12.252cm"/>
      <style:paragraph-properties style:writing-mode="lr-tb"/>
    </style:style>
    <style:style style:name="P1" style:family="paragraph">
      <style:paragraph-properties fo:margin-left="1.327cm" fo:margin-right="0cm" fo:margin-top="0.176cm" fo:margin-bottom="0cm" fo:line-height="100%" fo:text-indent="-1.327cm" style:writing-mode="lr-tb"/>
      <style:text-properties fo:font-size="24pt"/>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text-properties fo:font-size="24pt"/>
    </style:style>
    <style:style style:name="P5" style:family="paragraph">
      <style:paragraph-properties fo:margin-left="0cm" fo:margin-right="0cm" fo:margin-top="0cm" fo:margin-bottom="1cm" fo:text-align="center" fo:text-indent="0cm" style:writing-mode="lr-tb"/>
      <style:text-properties fo:font-size="24pt"/>
    </style:style>
    <style:style style:name="P6" style:family="paragraph">
      <style:paragraph-properties fo:margin-left="0cm" fo:margin-right="0cm" fo:margin-top="1.1cm" fo:margin-bottom="0cm" fo:text-align="center" fo:text-indent="0cm" style:writing-mode="lr-tb"/>
      <style:text-properties fo:font-size="24pt"/>
    </style:style>
    <style:style style:name="P7" style:family="paragraph">
      <style:paragraph-properties fo:margin-left="0cm" fo:margin-right="0cm" fo:margin-top="0.9cm" fo:margin-bottom="0cm" fo:text-align="center" fo:text-indent="0cm" style:writing-mode="lr-tb"/>
      <style:text-properties fo:font-size="24pt"/>
    </style:style>
    <style:style style:name="P8" style:family="paragraph">
      <style:paragraph-properties fo:margin-left="0cm" fo:margin-right="0cm" fo:line-height="160%" fo:text-align="center" fo:text-indent="0cm" style:writing-mode="lr-tb"/>
      <style:text-properties fo:font-size="24pt"/>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writing-mode="lr-tb"/>
      <style:text-properties fo:font-size="12pt"/>
    </style:style>
    <style:style style:name="P11" style:family="paragraph">
      <style:paragraph-properties fo:margin-left="0cm" fo:margin-right="0cm" fo:text-indent="0cm" style:writing-mode="lr-tb"/>
      <style:text-properties fo:font-size="24pt" style:font-size-asian="24pt" style:font-size-complex="24pt"/>
    </style:style>
    <style:style style:name="P12"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3" style:family="paragraph">
      <style:paragraph-properties fo:margin-left="0cm" fo:margin-right="0cm" fo:margin-top="0cm" fo:margin-bottom="0.6cm" fo:text-align="center" fo:text-indent="0cm" style:writing-mode="lr-tb"/>
      <style:text-properties fo:font-size="20pt" style:font-size-asian="20pt" style:font-size-complex="20pt"/>
    </style:style>
    <style:style style:name="P14" style:family="paragraph">
      <style:paragraph-properties fo:margin-left="0cm" fo:margin-right="0cm" fo:margin-top="0cm" fo:margin-bottom="0.2cm" fo:line-height="100%" fo:text-align="start" fo:text-indent="0cm" style:writing-mode="lr-tb"/>
      <style:text-properties fo:font-size="20pt" style:font-size-asian="20pt" style:font-size-complex="20pt"/>
    </style:style>
    <style:style style:name="P15" style:family="paragraph">
      <style:paragraph-properties fo:margin-left="0cm" fo:margin-right="0cm" fo:margin-top="0cm" fo:margin-bottom="0.3cm" fo:line-height="100%" fo:text-align="start" fo:text-indent="0cm" style:writing-mode="lr-tb"/>
      <style:text-properties fo:font-size="20pt" style:font-size-asian="20pt" style:font-size-complex="20pt"/>
    </style:style>
    <style:style style:name="P16" style:family="paragraph">
      <loext:graphic-properties draw:fill="none" draw:fill-color="#00cc99"/>
      <style:paragraph-properties fo:margin-left="0cm" fo:margin-right="0cm" fo:margin-top="0cm" fo:margin-bottom="0.6cm" fo:text-align="center" fo:text-indent="0cm" style:writing-mode="lr-tb"/>
      <style:text-properties fo:font-size="20pt" style:font-size-asian="20pt" style:font-size-complex="20pt"/>
    </style:style>
    <style:style style:name="P17" style:family="paragraph">
      <loext:graphic-properties draw:fill-color="#ffffff"/>
      <style:paragraph-properties style:writing-mode="lr-tb"/>
      <style:text-properties fo:font-size="12pt"/>
    </style:style>
    <style:style style:name="P18" style:family="paragraph">
      <style:paragraph-properties fo:margin-left="0cm" fo:margin-right="0cm" fo:margin-top="0cm" fo:margin-bottom="0.6cm" fo:line-height="100%" fo:text-align="center" fo:text-indent="0cm" style:writing-mode="lr-tb"/>
      <style:text-properties fo:font-size="20pt" style:font-size-asian="20pt" style:font-size-complex="20pt"/>
    </style:style>
    <style:style style:name="P19" style:family="paragraph">
      <loext:graphic-properties draw:fill="none" draw:fill-color="#00cc99"/>
      <style:paragraph-properties fo:margin-left="0cm" fo:margin-right="0cm" fo:margin-top="0cm" fo:margin-bottom="0.6cm" fo:line-height="100%" fo:text-align="center" fo:text-indent="0cm" style:writing-mode="lr-tb"/>
      <style:text-properties fo:font-size="20pt" style:font-size-asian="20pt" style:font-size-complex="20pt"/>
    </style:style>
    <style:style style:name="P20" style:family="paragraph">
      <style:paragraph-properties fo:margin-left="0cm" fo:margin-right="0cm" fo:margin-top="0cm" fo:margin-bottom="0.1cm" fo:line-height="100%" fo:text-align="start" fo:text-indent="0cm" style:writing-mode="lr-tb"/>
      <style:text-properties fo:font-size="20pt" style:font-size-asian="20pt" style:font-size-complex="20pt"/>
    </style:style>
    <style:style style:name="P21" style:family="paragraph">
      <style:paragraph-properties fo:text-align="center"/>
    </style:style>
    <style:style style:name="P22" style:family="paragraph">
      <loext:graphic-properties draw:fill="solid" draw:fill-color="#ffffff"/>
      <style:paragraph-properties fo:text-align="center" style:writing-mode="lr-tb"/>
      <style:text-properties fo:font-size="20pt" style:font-size-asian="20pt" style:font-size-complex="20pt"/>
    </style:style>
    <style:style style:name="P23" style:family="paragraph">
      <loext:graphic-properties draw:fill="none" draw:fill-color="#ffffff"/>
      <style:paragraph-properties style:writing-mode="lr-tb"/>
      <style:text-properties fo:font-size="20pt" style:font-size-asian="20pt" style:font-size-complex="20pt"/>
    </style:style>
    <style:style style:name="P24" style:family="paragraph">
      <loext:graphic-properties draw:fill="none"/>
      <style:paragraph-properties fo:text-align="center"/>
    </style:style>
    <style:style style:name="P25" style:family="paragraph">
      <style:paragraph-properties fo:text-align="center" style:writing-mode="lr-tb"/>
      <style:text-properties fo:font-size="16pt" fo:font-weight="bold" style:font-size-asian="16pt" style:font-weight-asian="bold" style:font-size-complex="16pt" style:font-weight-complex="bold"/>
    </style:style>
    <style:style style:name="P26" style:family="paragraph">
      <loext:graphic-properties draw:fill="none"/>
    </style:style>
    <style:style style:name="P27" style:family="paragraph">
      <style:paragraph-properties fo:margin-top="0cm" fo:margin-bottom="0.3cm"/>
    </style:style>
    <style:style style:name="P28" style:family="paragraph">
      <loext:graphic-properties draw:fill="none" draw:fill-color="#ffffff"/>
      <style:paragraph-properties style:writing-mode="lr-tb"/>
      <style:text-properties fo:font-size="36pt" style:font-size-asian="36pt" style:font-size-complex="36pt"/>
    </style:style>
    <style:style style:name="P29" style:family="paragraph">
      <style:paragraph-properties fo:margin-top="0cm" fo:margin-bottom="0.2cm"/>
    </style:style>
    <style:style style:name="P30" style:family="paragraph">
      <loext:graphic-properties draw:fill="none" draw:fill-color="#ffffff"/>
      <style:paragraph-properties fo:margin-top="0cm" fo:margin-bottom="0.3cm" style:writing-mode="lr-tb"/>
      <style:text-properties fo:font-size="20pt" style:font-size-asian="20pt" style:font-size-complex="20pt"/>
    </style:style>
    <style:style style:name="P31" style:family="paragraph">
      <style:paragraph-properties fo:text-align="center"/>
      <style:text-properties fo:font-size="16pt" fo:font-weight="bold" style:font-size-asian="16pt" style:font-weight-asian="bold" style:font-size-complex="16pt" style:font-weight-complex="bold"/>
    </style:style>
    <style:style style:name="P32" style:family="paragraph">
      <loext:graphic-properties draw:fill="solid" draw:fill-color="#ffffff"/>
      <style:paragraph-properties fo:text-align="center"/>
    </style:style>
    <style:style style:name="P33" style:family="paragraph">
      <loext:graphic-properties draw:fill="none" draw:fill-color="#ffffff"/>
      <style:paragraph-properties fo:text-align="center" style:writing-mode="lr-tb"/>
      <style:text-properties fo:font-size="16pt" fo:font-weight="bold" style:font-size-asian="16pt" style:font-weight-asian="bold" style:font-size-complex="16pt" style:font-weight-complex="bold"/>
    </style:style>
    <style:style style:name="P34" style:family="paragraph">
      <style:paragraph-properties fo:margin-left="0cm" fo:margin-right="0cm" fo:margin-top="0cm" fo:margin-bottom="0.6cm" fo:line-height="100%" fo:text-align="center" fo:text-indent="0cm"/>
    </style:style>
    <style:style style:name="P35" style:family="paragraph">
      <style:paragraph-properties fo:margin-top="0cm" fo:margin-bottom="0.3cm" fo:text-align="start"/>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color="#000000" fo:font-size="24pt" fo:font-weight="bold" style:font-size-asian="24pt" style:font-weight-asian="bold" style:font-size-complex="24pt" style:font-weight-complex="bold"/>
    </style:style>
    <style:style style:name="T8" style:family="text">
      <style:text-properties fo:font-size="24pt" fo:language="de" fo:country="DE" fo:font-weight="bold" style:font-size-asian="24pt" style:font-weight-asian="bold" style:font-size-complex="24pt" style:font-weight-complex="bold"/>
    </style:style>
    <style:style style:name="T9" style:family="text">
      <style:text-properties fo:font-size="20pt" fo:language="de" fo:country="DE" fo:font-style="normal" fo:font-weight="normal" style:font-size-asian="20pt" style:font-style-asian="normal" style:font-weight-asian="normal" style:font-size-complex="20pt" style:font-style-complex="normal" style:font-weight-complex="normal"/>
    </style:style>
    <style:style style:name="T10" style:family="text">
      <style:text-properties fo:font-size="20pt" fo:language="de" fo:country="DE" fo:font-style="italic" fo:font-weight="normal" style:font-size-asian="20pt" style:font-style-asian="italic" style:font-weight-asian="normal" style:font-size-complex="20pt" style:font-style-complex="italic" style:font-weight-complex="normal"/>
    </style:style>
    <style:style style:name="T11" style:family="text">
      <style:text-properties fo:font-size="20pt" fo:language="de" fo:country="DE" fo:font-weight="normal" style:font-size-asian="20pt" style:font-weight-asian="normal" style:font-size-complex="20pt" style:font-weight-complex="normal"/>
    </style:style>
    <style:style style:name="T12" style:family="text">
      <style:text-properties fo:font-size="20pt" fo:language="de" fo:country="DE" fo:font-style="normal" fo:font-weight="normal" style:font-name-asian="Ubuntu2" style:font-size-asian="20pt" style:font-style-asian="normal" style:font-weight-asian="normal" style:font-name-complex="Ubuntu2" style:font-size-complex="20pt" style:font-style-complex="normal" style:font-weight-complex="normal"/>
    </style:style>
    <style:style style:name="T13" style:family="text">
      <style:text-properties fo:font-size="20pt" fo:language="de" fo:country="DE" fo:font-style="normal" fo:font-weight="normal" style:font-name-asian="Ubuntu2" style:font-size-asian="18pt" style:font-style-asian="normal" style:font-weight-asian="normal" style:font-name-complex="Ubuntu2" style:font-size-complex="18pt" style:font-style-complex="normal" style:font-weight-complex="normal"/>
    </style:style>
    <style:style style:name="T14" style:family="text">
      <style:text-properties fo:color="#000000" fo:font-size="24pt" fo:language="de" fo:country="DE" fo:font-style="normal" fo:font-weight="bold" style:font-size-asian="24pt" style:font-style-asian="normal" style:font-weight-asian="bold" style:font-size-complex="24pt" style:font-style-complex="normal" style:font-weight-complex="bold"/>
    </style:style>
    <style:style style:name="T15" style:family="text">
      <style:text-properties fo:font-size="18pt" fo:language="de" fo:country="DE" fo:font-style="normal" style:font-name-asian="Ubuntu2" style:font-size-asian="18pt" style:font-style-asian="normal" style:font-name-complex="Ubuntu2" style:font-size-complex="18pt" style:font-style-complex="normal"/>
    </style:style>
    <style:style style:name="T16" style:family="text">
      <style:text-properties fo:font-size="18pt" fo:language="de" fo:country="DE" fo:font-style="italic" style:font-name-asian="Ubuntu2" style:font-size-asian="18pt" style:font-style-asian="italic" style:font-name-complex="Ubuntu2" style:font-size-complex="18pt" style:font-style-complex="italic"/>
    </style:style>
    <style:style style:name="T17" style:family="text">
      <style:text-properties fo:font-size="20pt" fo:language="de" fo:country="DE" fo:font-style="normal" style:font-name-asian="Ubuntu2" style:font-size-asian="20pt" style:font-style-asian="normal" style:font-name-complex="Ubuntu2" style:font-size-complex="20pt" style:font-style-complex="normal"/>
    </style:style>
    <style:style style:name="T18" style:family="text">
      <style:text-properties fo:font-size="20pt" fo:language="de" fo:country="DE" fo:font-style="italic" fo:font-weight="normal" style:font-name-asian="Ubuntu2" style:font-size-asian="18pt" style:font-style-asian="italic" style:font-weight-asian="normal" style:font-name-complex="Ubuntu2" style:font-size-complex="18pt" style:font-style-complex="italic" style:font-weight-complex="normal"/>
    </style:style>
    <style:style style:name="T19" style:family="text">
      <style:text-properties fo:font-size="20pt" fo:language="de" fo:country="DE" fo:font-style="normal" style:font-name-asian="Ubuntu2" style:font-size-asian="18pt" style:font-style-asian="normal" style:font-name-complex="Ubuntu2" style:font-size-complex="18pt" style:font-style-complex="normal"/>
    </style:style>
    <style:style style:name="T20" style:family="text">
      <style:text-properties fo:font-size="24pt" fo:language="de" fo:country="DE" fo:font-style="normal" fo:font-weight="bold" style:font-size-asian="24pt" style:font-style-asian="normal" style:font-weight-asian="bold" style:font-size-complex="24pt" style:font-style-complex="normal" style:font-weight-complex="bold"/>
    </style:style>
    <style:style style:name="T21" style:family="text">
      <style:text-properties fo:font-size="20pt" fo:language="de" fo:country="DE" fo:font-style="italic" fo:font-weight="normal" style:font-name-asian="Ubuntu2" style:font-size-asian="20pt" style:font-style-asian="italic" style:font-weight-asian="normal" style:font-name-complex="Ubuntu2" style:font-size-complex="20pt" style:font-style-complex="italic" style:font-weight-complex="normal"/>
    </style:style>
    <style:style style:name="T22" style:family="text">
      <style:text-properties fo:font-size="20pt" fo:language="de" fo:country="DE" fo:font-style="italic" style:font-name-asian="Ubuntu2" style:font-size-asian="20pt" style:font-style-asian="italic" style:font-name-complex="Ubuntu2" style:font-size-complex="20pt" style:font-style-complex="italic"/>
    </style:style>
    <style:style style:name="T23" style:family="text">
      <style:text-properties fo:font-size="20pt" fo:language="de" fo:country="DE" fo:font-style="normal" fo:font-weight="bold" style:font-name-asian="Ubuntu2" style:font-size-asian="20pt" style:font-style-asian="normal" style:font-weight-asian="bold" style:font-name-complex="Ubuntu2" style:font-size-complex="20pt" style:font-style-complex="normal" style:font-weight-complex="bold"/>
    </style:style>
    <style:style style:name="T24" style:family="text">
      <style:text-properties fo:font-size="20pt" fo:language="de" fo:country="DE" fo:font-weight="bold" style:font-name-asian="Ubuntu2" style:font-size-asian="20pt" style:font-weight-asian="bold" style:font-name-complex="Ubuntu2" style:font-size-complex="20pt" style:font-weight-complex="bold"/>
    </style:style>
    <style:style style:name="T25" style:family="text">
      <style:text-properties fo:font-size="20pt" fo:language="de" fo:country="DE" style:font-name-asian="Ubuntu2" style:font-size-asian="20pt" style:font-name-complex="Ubuntu2" style:font-size-complex="20pt"/>
    </style:style>
    <style:style style:name="T26" style:family="text">
      <style:text-properties fo:font-size="20pt" fo:language="de" fo:country="DE" fo:font-weight="normal" style:font-name-asian="Ubuntu2" style:font-size-asian="20pt" style:font-weight-asian="normal" style:font-name-complex="Ubuntu2" style:font-size-complex="20pt" style:font-weight-complex="normal"/>
    </style:style>
    <style:style style:name="T27" style:family="text">
      <style:text-properties fo:font-size="18pt" fo:language="de" fo:country="DE" fo:font-style="normal" fo:font-weight="bold" style:font-name-asian="Ubuntu2" style:font-size-asian="18pt" style:font-style-asian="normal" style:font-weight-asian="bold" style:font-name-complex="Ubuntu2" style:font-size-complex="18pt" style:font-style-complex="normal" style:font-weight-complex="bold"/>
    </style:style>
    <style:style style:name="T28" style:family="text">
      <style:text-properties fo:font-size="18pt" fo:language="de" fo:country="DE" fo:font-style="normal" fo:font-weight="normal" style:font-name-asian="Ubuntu2" style:font-size-asian="18pt" style:font-style-asian="normal" style:font-weight-asian="normal" style:font-name-complex="Ubuntu2" style:font-size-complex="18pt" style:font-style-complex="normal" style:font-weight-complex="normal"/>
    </style:style>
    <style:style style:name="T29" style:family="text">
      <style:text-properties fo:font-size="18pt" fo:language="de" fo:country="DE" fo:font-style="italic" fo:font-weight="normal" style:font-name-asian="Ubuntu2" style:font-size-asian="18pt" style:font-style-asian="italic" style:font-weight-asian="normal" style:font-name-complex="Ubuntu2" style:font-size-complex="18pt" style:font-style-complex="italic" style:font-weight-complex="normal"/>
    </style:style>
    <style:style style:name="T30" style:family="text">
      <style:text-properties fo:font-size="24pt" fo:language="de" fo:country="DE" fo:font-style="normal" fo:font-weight="bold" style:font-name-asian="Ubuntu2" style:font-size-asian="24pt" style:font-style-asian="normal" style:font-weight-asian="bold" style:font-name-complex="Ubuntu2" style:font-size-complex="24pt" style:font-style-complex="normal" style:font-weight-complex="bold"/>
    </style:style>
    <style:style style:name="T31" style:family="text">
      <style:text-properties fo:font-size="20pt" style:font-size-asian="20pt" style:font-size-complex="20pt"/>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26pt" fo:font-weight="bold" style:font-size-asian="26pt" style:font-weight-asian="bold" style:font-size-complex="26pt" style:font-weight-complex="bold"/>
    </style:style>
    <style:style style:name="T34" style:family="text">
      <style:text-properties fo:font-size="28pt" fo:font-weight="bold" style:font-size-asian="28pt" style:font-weight-asian="bold" style:font-size-complex="28pt" style:font-weight-complex="bold"/>
    </style:style>
    <style:style style:name="T35" style:family="text">
      <style:text-properties fo:font-size="20pt" fo:font-weight="bold" style:font-size-asian="20pt" style:font-weight-asian="bold" style:font-size-complex="20pt" style:font-weight-complex="bold"/>
    </style:style>
    <style:style style:name="T36" style:family="text">
      <style:text-properties fo:font-size="20pt" fo:font-weight="normal" style:font-size-asian="20pt" style:font-weight-asian="normal" style:font-size-complex="20pt" style:font-weight-complex="normal"/>
    </style:style>
    <style:style style:name="T37" style:family="text">
      <style:text-properties fo:color="#0000ff" fo:font-size="20pt" style:font-size-asian="20pt" style:font-size-complex="20pt"/>
    </style:style>
    <style:style style:name="T38" style:family="text">
      <style:text-properties fo:font-size="20pt" fo:font-style="italic" style:font-size-asian="20pt" style:font-style-asian="italic" style:font-size-complex="20pt" style:font-style-complex="italic"/>
    </style:style>
    <style:style style:name="T39" style:family="text">
      <style:text-properties fo:color="#6666ff" fo:font-size="20pt" style:font-size-asian="20pt" style:font-size-complex="20pt"/>
    </style:style>
    <style:style style:name="T40" style:family="text">
      <style:text-properties fo:color="#ff0000" fo:font-size="20pt" style:font-size-asian="20pt" style:font-size-complex="20pt"/>
    </style:style>
    <style:style style:name="T41" style:family="text">
      <style:text-properties fo:font-size="20pt" fo:font-style="italic" fo:font-weight="normal" style:font-size-asian="20pt" style:font-style-asian="italic" style:font-weight-asian="normal" style:font-size-complex="20pt" style:font-style-complex="italic" style:font-weight-complex="normal"/>
    </style:style>
    <style:style style:name="T42" style:family="text">
      <style:text-properties fo:color="#000000" fo:font-size="20pt" style:font-size-asian="20pt" style:font-size-complex="20pt"/>
    </style:style>
    <style:style style:name="T43" style:family="text">
      <style:text-properties fo:color="#000000" fo:font-size="20pt" fo:font-style="italic" style:font-size-asian="20pt" style:font-style-asian="italic" style:font-size-complex="20pt" style:font-style-complex="italic"/>
    </style:style>
    <style:style style:name="T44" style:family="text">
      <style:text-properties style:use-window-font-color="true" fo:font-size="24pt" fo:language="de" fo:country="DE" fo:font-style="normal" fo:font-weight="bold" style:font-name-asian="Ubuntu2" style:font-size-asian="24pt" style:font-style-asian="normal" style:font-weight-asian="bold" style:font-name-complex="Ubuntu2" style:font-size-complex="24pt" style:font-style-complex="normal" style:font-weight-complex="bold"/>
    </style:style>
    <style:style style:name="T45" style:family="text">
      <style:text-properties style:use-window-font-color="true" fo:font-size="20pt" fo:font-weight="normal" style:font-size-asian="20pt" style:font-weight-asian="normal" style:font-size-complex="20pt" style:font-weight-complex="normal"/>
    </style:style>
    <text:list-style style:name="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text:list-style style:name="L2">
      <text:list-level-style-bullet text:level="1" text:bullet-char="•">
        <style:list-level-properties text:space-before="0.45cm" text:min-label-width="0.6cm"/>
        <style:text-properties style:font-name="Verdana1" fo:color="#000000" fo:font-size="100%"/>
      </text:list-level-style-bullet>
      <text:list-level-style-bullet text:level="2" text:bullet-char="•">
        <style:list-level-properties text:space-before="1.27cm" text:min-label-width="0.6cm"/>
        <style:text-properties style:font-name="Verdana1" fo:color="#000000" fo:font-size="100%"/>
      </text:list-level-style-bullet>
      <text:list-level-style-bullet text:level="3" text:bullet-char="•">
        <style:list-level-properties text:space-before="2.54cm" text:min-label-width="0.6cm"/>
        <style:text-properties style:font-name="Verdana1" fo:color="#000000" fo:font-size="100%"/>
      </text:list-level-style-bullet>
      <text:list-level-style-bullet text:level="4" text:bullet-char="•">
        <style:list-level-properties text:space-before="3.81cm" text:min-label-width="0.6cm"/>
        <style:text-properties style:font-name="Verdana1" fo:color="#000000" fo:font-size="100%"/>
      </text:list-level-style-bullet>
      <text:list-level-style-bullet text:level="5" text:bullet-char="•">
        <style:list-level-properties text:space-before="5.08cm" text:min-label-width="0.6cm"/>
        <style:text-properties style:font-name="Verdana1" fo:color="#000000" fo:font-size="100%"/>
      </text:list-level-style-bullet>
      <text:list-level-style-bullet text:level="6" text:bullet-char="•">
        <style:list-level-properties text:space-before="5.08cm" text:min-label-width="0.6cm"/>
        <style:text-properties style:font-name="Verdana1" fo:color="#000000" fo:font-size="100%"/>
      </text:list-level-style-bullet>
      <text:list-level-style-bullet text:level="7" text:bullet-char="•">
        <style:list-level-properties text:space-before="5.08cm" text:min-label-width="0.6cm"/>
        <style:text-properties style:font-name="Verdana1" fo:color="#000000" fo:font-size="100%"/>
      </text:list-level-style-bullet>
      <text:list-level-style-bullet text:level="8" text:bullet-char="•">
        <style:list-level-properties text:space-before="5.08cm" text:min-label-width="0.6cm"/>
        <style:text-properties style:font-name="Verdana1" fo:color="#000000" fo:font-size="100%"/>
      </text:list-level-style-bullet>
      <text:list-level-style-bullet text:level="9" text:bullet-char="•">
        <style:list-level-properties text:space-before="5.08cm" text:min-label-width="0.6cm"/>
        <style:text-properties style:font-name="Verdana1" fo:color="#000000" fo:font-size="100%"/>
      </text:list-level-style-bullet>
      <text:list-level-style-bullet text:level="10" text:bullet-char="•">
        <style:list-level-properties text:space-before="5.08cm" text:min-label-width="0.6cm"/>
        <style:text-properties style:font-name="Verdana1" fo:color="#000000" fo:font-size="100%"/>
      </text:list-level-style-bullet>
    </text:list-style>
    <text:list-style style:name="L3">
      <text:list-level-style-bullet text:level="1" text:bullet-char="•">
        <style:list-level-properties text:min-label-width="0.8cm"/>
        <style:text-properties style:font-name="Verdana1" fo:color="#000000" fo:font-size="100%"/>
      </text:list-level-style-bullet>
      <text:list-level-style-bullet text:level="2" text:bullet-char="•">
        <style:list-level-properties text:space-before="1.27cm" text:min-label-width="0.8cm"/>
        <style:text-properties style:font-name="Verdana1" fo:color="#000000" fo:font-size="100%"/>
      </text:list-level-style-bullet>
      <text:list-level-style-bullet text:level="3" text:bullet-char="•">
        <style:list-level-properties text:space-before="2.54cm" text:min-label-width="0.8cm"/>
        <style:text-properties style:font-name="Verdana1" fo:color="#000000" fo:font-size="100%"/>
      </text:list-level-style-bullet>
      <text:list-level-style-bullet text:level="4" text:bullet-char="•">
        <style:list-level-properties text:space-before="3.81cm" text:min-label-width="0.8cm"/>
        <style:text-properties style:font-name="Verdana1" fo:color="#000000" fo:font-size="100%"/>
      </text:list-level-style-bullet>
      <text:list-level-style-bullet text:level="5" text:bullet-char="•">
        <style:list-level-properties text:space-before="5.08cm" text:min-label-width="0.8cm"/>
        <style:text-properties style:font-name="Verdana1" fo:color="#000000" fo:font-size="100%"/>
      </text:list-level-style-bullet>
      <text:list-level-style-bullet text:level="6" text:bullet-char="•">
        <style:list-level-properties text:space-before="5.08cm" text:min-label-width="0.8cm"/>
        <style:text-properties style:font-name="Verdana1" fo:color="#000000" fo:font-size="100%"/>
      </text:list-level-style-bullet>
      <text:list-level-style-bullet text:level="7" text:bullet-char="•">
        <style:list-level-properties text:space-before="5.08cm" text:min-label-width="0.8cm"/>
        <style:text-properties style:font-name="Verdana1" fo:color="#000000" fo:font-size="100%"/>
      </text:list-level-style-bullet>
      <text:list-level-style-bullet text:level="8" text:bullet-char="•">
        <style:list-level-properties text:space-before="5.08cm" text:min-label-width="0.8cm"/>
        <style:text-properties style:font-name="Verdana1" fo:color="#000000" fo:font-size="100%"/>
      </text:list-level-style-bullet>
      <text:list-level-style-bullet text:level="9" text:bullet-char="•">
        <style:list-level-properties text:space-before="5.08cm" text:min-label-width="0.8cm"/>
        <style:text-properties style:font-name="Verdana1" fo:color="#000000" fo:font-size="100%"/>
      </text:list-level-style-bullet>
      <text:list-level-style-bullet text:level="10" text:bullet-char="•">
        <style:list-level-properties text:space-before="5.08cm" text:min-label-width="0.8cm"/>
        <style:text-properties style:font-name="Verdana1" fo:color="#000000" fo:font-size="100%"/>
      </text:list-level-style-bullet>
    </text:list-style>
    <text:list-style style:name="L4">
      <text:list-level-style-number text:level="1" style:num-suffix="." style:num-format="1">
        <style:list-level-properties text:min-label-width="0.95cm"/>
        <style:text-properties style:use-window-font-color="true" fo:font-size="100%"/>
      </text:list-level-style-number>
      <text:list-level-style-number text:level="2" style:num-suffix="." style:num-format="1">
        <style:list-level-properties text:space-before="0.6cm" text:min-label-width="0.95cm"/>
        <style:text-properties style:use-window-font-color="true" fo:font-size="100%"/>
      </text:list-level-style-number>
      <text:list-level-style-number text:level="3" style:num-suffix="." style:num-format="1">
        <style:list-level-properties text:space-before="1.2cm" text:min-label-width="0.95cm"/>
        <style:text-properties style:use-window-font-color="true" fo:font-size="100%"/>
      </text:list-level-style-number>
      <text:list-level-style-number text:level="4" style:num-suffix="." style:num-format="1">
        <style:list-level-properties text:space-before="1.8cm" text:min-label-width="0.95cm"/>
        <style:text-properties style:use-window-font-color="true" fo:font-size="100%"/>
      </text:list-level-style-number>
      <text:list-level-style-number text:level="5" style:num-suffix="." style:num-format="1">
        <style:list-level-properties text:space-before="2.4cm" text:min-label-width="0.95cm"/>
        <style:text-properties style:use-window-font-color="true" fo:font-size="100%"/>
      </text:list-level-style-number>
      <text:list-level-style-number text:level="6" style:num-suffix="." style:num-format="1">
        <style:list-level-properties text:space-before="3cm" text:min-label-width="0.95cm"/>
        <style:text-properties style:use-window-font-color="true" fo:font-size="100%"/>
      </text:list-level-style-number>
      <text:list-level-style-number text:level="7" style:num-suffix="." style:num-format="1">
        <style:list-level-properties text:space-before="3.6cm" text:min-label-width="0.95cm"/>
        <style:text-properties style:use-window-font-color="true" fo:font-size="100%"/>
      </text:list-level-style-number>
      <text:list-level-style-number text:level="8" style:num-suffix="." style:num-format="1">
        <style:list-level-properties text:space-before="4.2cm" text:min-label-width="0.95cm"/>
        <style:text-properties style:use-window-font-color="true" fo:font-size="100%"/>
      </text:list-level-style-number>
      <text:list-level-style-number text:level="9" style:num-suffix="." style:num-format="1">
        <style:list-level-properties text:space-before="4.8cm" text:min-label-width="0.95cm"/>
        <style:text-properties style:use-window-font-color="true" fo:font-size="100%"/>
      </text:list-level-style-number>
      <text:list-level-style-number text:level="10" style:num-suffix="." style:num-format="1">
        <style:list-level-properties text:space-before="5.4cm" text:min-label-width="0.95cm"/>
        <style:text-properties style:use-window-font-color="true" fo:font-size="100%"/>
      </text:list-level-style-number>
    </text:list-style>
    <text:list-style style:name="L5">
      <text:list-level-style-number text:level="1" style:num-suffix="." style:num-format="1" text:start-value="2">
        <style:list-level-properties text:min-label-width="0.95cm"/>
        <style:text-properties fo:color="#000000" fo:font-size="100%"/>
      </text:list-level-style-number>
      <text:list-level-style-number text:level="2" style:num-suffix="." style:num-format="1" text:start-value="2">
        <style:list-level-properties text:space-before="0.6cm" text:min-label-width="0.95cm"/>
        <style:text-properties fo:color="#000000" fo:font-size="100%"/>
      </text:list-level-style-number>
      <text:list-level-style-number text:level="3" style:num-suffix="." style:num-format="1" text:start-value="2">
        <style:list-level-properties text:space-before="1.2cm" text:min-label-width="0.95cm"/>
        <style:text-properties fo:color="#000000" fo:font-size="100%"/>
      </text:list-level-style-number>
      <text:list-level-style-number text:level="4" style:num-suffix="." style:num-format="1" text:start-value="2">
        <style:list-level-properties text:space-before="1.8cm" text:min-label-width="0.95cm"/>
        <style:text-properties fo:color="#000000" fo:font-size="100%"/>
      </text:list-level-style-number>
      <text:list-level-style-number text:level="5" style:num-suffix="." style:num-format="1" text:start-value="2">
        <style:list-level-properties text:space-before="2.4cm" text:min-label-width="0.95cm"/>
        <style:text-properties fo:color="#000000" fo:font-size="100%"/>
      </text:list-level-style-number>
      <text:list-level-style-number text:level="6" style:num-suffix="." style:num-format="1" text:start-value="2">
        <style:list-level-properties text:space-before="3cm" text:min-label-width="0.95cm"/>
        <style:text-properties fo:color="#000000" fo:font-size="100%"/>
      </text:list-level-style-number>
      <text:list-level-style-number text:level="7" style:num-suffix="." style:num-format="1" text:start-value="2">
        <style:list-level-properties text:space-before="3.6cm" text:min-label-width="0.95cm"/>
        <style:text-properties fo:color="#000000" fo:font-size="100%"/>
      </text:list-level-style-number>
      <text:list-level-style-number text:level="8" style:num-suffix="." style:num-format="1" text:start-value="2">
        <style:list-level-properties text:space-before="4.2cm" text:min-label-width="0.95cm"/>
        <style:text-properties fo:color="#000000" fo:font-size="100%"/>
      </text:list-level-style-number>
      <text:list-level-style-number text:level="9" style:num-suffix="." style:num-format="1" text:start-value="2">
        <style:list-level-properties text:space-before="4.8cm" text:min-label-width="0.95cm"/>
        <style:text-properties fo:color="#000000" fo:font-size="100%"/>
      </text:list-level-style-number>
      <text:list-level-style-number text:level="10" style:num-suffix="." style:num-format="1" text:start-value="2">
        <style:list-level-properties text:space-before="5.4cm" text:min-label-width="0.95cm"/>
        <style:text-properties fo:color="#000000" fo:font-size="100%"/>
      </text:list-level-style-number>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text:span><text:span text:style-name="T3">rung </text:span><text:span text:style-name="T3">nachhalt</text:span><text:span text:style-name="T3">iger </text:span><text:span text:style-name="T3">Systeme </text:span><text:span text:style-name="T3">und </text:span><text:span text:style-name="T3">Semanti</text:span><text:span text:style-name="T3">c Web</text:span></text:p>
          <text:p text:style-name="P4"><text:span text:style-name="T4">Wissen </text:span><text:span text:style-name="T4">und </text:span><text:span text:style-name="T4">Handeln</text:span></text:p>
          <text:p text:style-name="P6"><text:span text:style-name="T5">Vorlesung im </text:span><text:span text:style-name="T5">Modul 10-202-</text:span><text:span text:style-name="T5">2330 im </text:span><text:span text:style-name="T5">Master </text:span><text:span text:style-name="T5"><text:line-break/></text:span><text:span text:style-name="T5">und Lehramt </text:span><text:span text:style-name="T5">Informatik </text:span><text:span text:style-name="T5">sowie </text:span><text:span text:style-name="T5"><text:line-break/></text:span><text:span text:style-name="T5">im Modul 10-</text:span><text:span text:style-name="T5">202-2309 im </text:span><text:span text:style-name="T5">Master </text:span><text:span text:style-name="T5">Informatik</text:span></text:p>
          <text:p text:style-name="P7"><text:span text:style-name="T6">Prof. Dr. Hans-</text:span><text:span text:style-name="T6">Gert Gräbe</text:span></text:p>
          <text:p text:style-name="P8"><text:span text:style-name="T6">http://</text:span><text:span text:style-name="T6">informatik.uni-</text:span><text:span text:style-name="T6">leipzig.de/</text:span><text:span text:style-name="T6">~graebe</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2" draw:master-page-name="Standard" presentation:presentation-page-layout-name="AL2T1" presentation:use-footer-name="ftr1">
        <office:forms form:automatic-focus="false" form:apply-design-mode="false"/>
        <draw:custom-shape draw:style-name="gr4" draw:text-style-name="P12" draw:layer="layout" svg:width="8.219cm" svg:height="1.277cm" svg:x="0.969cm" svg:y="0.288cm">
          <text:p text:style-name="P11"><text:span text:style-name="T7">Was ist Wissen?</text:span></text:p>
          <draw:enhanced-geometry svg:viewBox="0 0 21600 21600" draw:type="mso-spt202" draw:enhanced-path="M 0 0 L 21600 0 21600 21600 0 21600 0 0 Z N"/>
        </draw:custom-shape>
        <draw:custom-shape draw:style-name="gr5" draw:text-style-name="P16" draw:layer="layout" svg:width="24.4cm" svg:height="14.188cm" svg:x="0.4cm" svg:y="2.7cm">
          <text:p text:style-name="P13"><text:span text:style-name="T8">Was ist Wissen?</text:span></text:p>
          <text:p text:style-name="P14"><text:span text:style-name="T9">Stabilisierung von Bedeutungkontexten durch Institutionalisie-rung:</text:span><text:span text:style-name="T10"> Praktisch Bewährtes</text:span><text:span text:style-name="T11"> wird als </text:span><text:span text:style-name="T10">Verfahrenswissen</text:span><text:span text:style-name="T11"> und damit Technik sozial befestigt in </text:span><text:span text:style-name="T10">bewährten Praxen</text:span><text:span text:style-name="T11">. </text:span></text:p>
          <text:p text:style-name="P14"><text:span text:style-name="T11">Wie ist in diesem Zusammenhang ein Begriff </text:span><text:span text:style-name="T10">Wissen </text:span><text:span text:style-name="T9">zu fassen? </text:span></text:p>
          <text:p text:style-name="P15"><text:span text:style-name="T12">Was ist Wissen? </text:span></text:p>
          <text:list text:style-name="L2">
            <text:list-item>
              <text:p text:style-name="P15"><text:span text:style-name="T13">Einen kumulativen Begriff über den Ansatz einer Wissens-pyramide (Aamodt, Nygard 1995) hatte ich bereits früher als zu eng kritisiert.</text:span></text:p>
            </text:list-item>
            <text:list-item>
              <text:p text:style-name="P15"><text:span text:style-name="T13">Die Debatte ist stark von der Akkumulationstheorie von Wissen der Linguistik der 1970er Jahre beeinflusst. </text:span></text:p>
            </text:list-item>
            <text:list-item>
              <text:p text:style-name="P15"><text:span text:style-name="T13">Diese dinglichen Ansätze wurden in den Diskussionen um den Informationsbegriff um 2000 herum noch einmal sehr prominent vertreten.</text:span></text:p>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2" presentation:class="page"/>
          <draw:frame presentation:style-name="pr2" draw:text-style-name="P17" draw:layer="layout" svg:width="13.591cm" svg:height="12.252cm" svg:x="2.464cm" svg:y="12.934cm" presentation:class="notes" presentation:placeholder="true">
            <draw:text-box/>
          </draw:frame>
        </presentation:notes>
      </draw:page>
      <draw:page draw:name="page3" draw:style-name="dp2" draw:master-page-name="Standard" presentation:presentation-page-layout-name="AL2T1" presentation:use-footer-name="ftr1">
        <office:forms form:automatic-focus="false" form:apply-design-mode="false"/>
        <draw:custom-shape draw:style-name="gr7" draw:text-style-name="P12" draw:layer="layout" svg:width="8.219cm" svg:height="1.277cm" svg:x="1.175cm" svg:y="0.288cm">
          <text:p text:style-name="P11"><text:span text:style-name="T7">Was ist Wissen?</text:span></text:p>
          <draw:enhanced-geometry svg:viewBox="0 0 21600 21600" draw:type="mso-spt202" draw:enhanced-path="M 0 0 L 21600 0 21600 21600 0 21600 0 0 Z N"/>
        </draw:custom-shape>
        <draw:custom-shape draw:style-name="gr8" draw:text-style-name="P19" draw:layer="layout" svg:width="23.2cm" svg:height="14.045cm" svg:x="1.2cm" svg:y="2.6cm">
          <text:p text:style-name="P18"><text:span text:style-name="T14">Bisher</text:span></text:p>
          <text:list text:style-name="L3">
            <text:list-item>
              <text:p text:style-name="P15"><text:span text:style-name="T15">Storytelling als eine zentrale Aktivität im digitalen Zeitalter. </text:span></text:p>
            </text:list-item>
            <text:list-item>
              <text:p text:style-name="P15"><text:span text:style-name="T15">Storytelling ist an konkret-historische </text:span><text:span text:style-name="T16">Bedeutungs</text:span><text:span text:style-name="T15">kontexte gebunden.</text:span></text:p>
            </text:list-item>
            <text:list-item>
              <text:p text:style-name="P15"><text:span text:style-name="T15">Bedeutung </text:span><text:span text:style-name="T16">ist</text:span><text:span text:style-name="T15"> der </text:span><text:span text:style-name="T16">Gebrauch von Begriffen</text:span><text:span text:style-name="T15">.</text:span></text:p>
            </text:list-item>
            <text:list-item>
              <text:p text:style-name="P15"><text:span text:style-name="T15">Begriffe </text:span><text:span text:style-name="T16">sind</text:span><text:span text:style-name="T15"> eine Form kooperativer Praxen von Menschen und damit selbst konkret-historisch zu kontextualisieren.</text:span></text:p>
            </text:list-item>
            <text:list-item>
              <text:p text:style-name="P15"><text:span text:style-name="T15">Bürgerliche Gesellschaft → rechtsförmig verfasstes System, in dem sich die Akteure Folgen ihres Handelns individuell zuschreiben lassen müssen. Handeln ist damit eingebettet in das Fortschreiben interpersonaler </text:span><text:span text:style-name="T16">Begründungs</text:span><text:span text:style-name="T15">zusammenhänge und </text:span><text:span text:style-name="T16">Urteilspraxen</text:span><text:span text:style-name="T15">. <text:s/></text:span></text:p>
            </text:list-item>
          </text:list>
          <text:p text:style-name="P15"><text:span text:style-name="T15">Wir haben einen Wissensbegriff verworfen, der Wissen als eine dem menschlichen Handeln äußerliche und vorgängige epistemische Entität auffasst (Ansatz „Wissenspyramide“, kumulativer Wissensbegriff der Linguistik und Semiotik).</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3" presentation:class="page"/>
          <draw:frame presentation:style-name="pr2" draw:text-style-name="P17" draw:layer="layout" svg:width="13.591cm" svg:height="12.252cm" svg:x="2.464cm" svg:y="12.934cm" presentation:class="notes" presentation:placeholder="true">
            <draw:text-box/>
          </draw:frame>
        </presentation:notes>
      </draw:page>
      <draw:page draw:name="page4" draw:style-name="dp2" draw:master-page-name="Standard" presentation:presentation-page-layout-name="AL2T1" presentation:use-footer-name="ftr1">
        <office:forms form:automatic-focus="false" form:apply-design-mode="false"/>
        <draw:custom-shape draw:style-name="gr7" draw:text-style-name="P12" draw:layer="layout" svg:width="8.219cm" svg:height="1.277cm" svg:x="1.275cm" svg:y="0.288cm">
          <text:p text:style-name="P11"><text:span text:style-name="T7">Was ist Wissen?</text:span></text:p>
          <draw:enhanced-geometry svg:viewBox="0 0 21600 21600" draw:type="mso-spt202" draw:enhanced-path="M 0 0 L 21600 0 21600 21600 0 21600 0 0 Z N"/>
        </draw:custom-shape>
        <draw:custom-shape draw:style-name="gr8" draw:text-style-name="P19" draw:layer="layout" svg:width="23.4cm" svg:height="12.394cm" svg:x="0.8cm" svg:y="2.6cm">
          <text:p text:style-name="P18"><text:span text:style-name="T14">Was ist Wissen?</text:span></text:p>
          <text:p text:style-name="P15"><text:span text:style-name="T17"/></text:p>
          <text:p text:style-name="P15"><text:span text:style-name="T13">Weiterer Ansatz der Wissenssoziologie (Berger/Luckmann 1966) fasst einen Begriff von Wissen aus seinem sozialen Gebrauch heraus:</text:span></text:p>
          <text:list text:style-name="L3">
            <text:list-item>
              <text:p text:style-name="P15"><text:span text:style-name="T13">Wissen als die in einer Gesellschaft sozial objektivierten und deshalb legitimen </text:span><text:span text:style-name="T18">Sinndeutungen</text:span><text:span text:style-name="T13">.</text:span></text:p>
            </text:list-item>
            <text:list-item>
              <text:p text:style-name="P15"><text:span text:style-name="T19">Auch kritisch zu sehen, denn wie weit reicht ein solcher wissens-soziologischer Ansatz der Objektivierung und Befestigung subjektiv vorgeprägter Deutungen? </text:span></text:p>
            </text:list-item>
            <text:list-item>
              <text:p text:style-name="P15"><text:span text:style-name="T19">Wie geht dabei Stabilisierung und Institutionalisierung von Bedeutungskontexten? </text:span></text:p>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4" presentation:class="page"/>
          <draw:frame presentation:style-name="pr2" draw:text-style-name="P17" draw:layer="layout" svg:width="13.591cm" svg:height="12.252cm" svg:x="2.464cm" svg:y="12.934cm" presentation:class="notes" presentation:placeholder="true">
            <draw:text-box/>
          </draw:frame>
        </presentation:notes>
      </draw:page>
      <draw:page draw:name="page5" draw:style-name="dp2" draw:master-page-name="Standard" presentation:presentation-page-layout-name="AL2T1" presentation:use-footer-name="ftr1">
        <office:forms form:automatic-focus="false" form:apply-design-mode="false"/>
        <draw:custom-shape draw:style-name="gr7" draw:text-style-name="P12" draw:layer="layout" svg:width="8.219cm" svg:height="1.277cm" svg:x="0.869cm" svg:y="0.388cm">
          <text:p text:style-name="P11"><text:span text:style-name="T7">Was ist Wissen?</text:span></text:p>
          <draw:enhanced-geometry svg:viewBox="0 0 21600 21600" draw:type="mso-spt202" draw:enhanced-path="M 0 0 L 21600 0 21600 21600 0 21600 0 0 Z N"/>
        </draw:custom-shape>
        <draw:custom-shape draw:style-name="gr8" draw:text-style-name="P16" draw:layer="layout" svg:width="24.4cm" svg:height="13.438cm" svg:x="0.4cm" svg:y="2.782cm">
          <text:p text:style-name="P13"><text:span text:style-name="T8">Was ist Wissen?</text:span></text:p>
          <text:p text:style-name="P14"><text:span text:style-name="T10">Praktisch Bewährtes</text:span><text:span text:style-name="T11"> wird als </text:span><text:span text:style-name="T10">Verfahrenswissen</text:span><text:span text:style-name="T11"> und damit Technik sozial befestigt in </text:span><text:span text:style-name="T10">bewährten Praxen</text:span><text:span text:style-name="T11">. </text:span></text:p>
          <text:p text:style-name="P15"><text:span text:style-name="T12">Welche Formen von Praxen sind dabei überhaupt relevant? </text:span></text:p>
          <text:list text:style-name="L3">
            <text:list-item>
              <text:p text:style-name="P15"><text:span text:style-name="T15">Großer Spannungsbogen: Allgemeinwissen – Spezialwissen – Kalküle – Können – Technik. </text:span></text:p>
            </text:list-item>
            <text:list-item>
              <text:p text:style-name="P15"><text:span text:style-name="T15">Erfahrung: Massive Entwertung von Wissen (ganzer Berufszweige) im Zuge technologischen Fortschritts spricht gegen ein kumulatives Bild von Wissen.</text:span></text:p>
            </text:list-item>
            <text:list-item>
              <text:p text:style-name="P15"><text:span text:style-name="T15">„</text:span><text:span text:style-name="T15">Big Data“ und „Digitalisierung der Welt“ erzeugen ein gegenteiliges Bild – Masse statt Klasse ist gefragt?</text:span></text:p>
              <text:list>
                <text:list-item>
                  <text:p text:style-name="P15"><text:span text:style-name="T15">Doch: Erfolgreiche semantische Projekte widmen sich der digitalen Rekonstruktion von Bedeutungskontexten, um diese für digitale Werkzeuge zugänglich zu machen. </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5" presentation:class="page"/>
          <draw:frame presentation:style-name="pr2" draw:text-style-name="P17" draw:layer="layout" svg:width="13.591cm" svg:height="12.252cm" svg:x="2.464cm" svg:y="12.934cm" presentation:class="notes" presentation:placeholder="true">
            <draw:text-box/>
          </draw:frame>
        </presentation:notes>
      </draw:page>
      <draw:page draw:name="page6" draw:style-name="dp2" draw:master-page-name="Standard" presentation:presentation-page-layout-name="AL2T1" presentation:use-footer-name="ftr1">
        <office:forms form:automatic-focus="false" form:apply-design-mode="false"/>
        <draw:custom-shape draw:style-name="gr7" draw:text-style-name="P12" draw:layer="layout" svg:width="8.219cm" svg:height="1.277cm" svg:x="1.275cm" svg:y="0.288cm">
          <text:p text:style-name="P11"><text:span text:style-name="T7">Was ist Wissen?</text:span></text:p>
          <draw:enhanced-geometry svg:viewBox="0 0 21600 21600" draw:type="mso-spt202" draw:enhanced-path="M 0 0 L 21600 0 21600 21600 0 21600 0 0 Z N"/>
        </draw:custom-shape>
        <draw:custom-shape draw:style-name="gr8" draw:text-style-name="P19" draw:layer="layout" svg:width="23.2cm" svg:height="14.388cm" svg:x="1.2cm" svg:y="2.6cm">
          <text:p text:style-name="P18"><text:span text:style-name="T14">Was ist Wissen?</text:span></text:p>
          <text:p text:style-name="P15"><text:span text:style-name="T17"/></text:p>
          <text:p text:style-name="P15"><text:span text:style-name="T12">Deshalb Rückkehr zu den Wurzeln:</text:span></text:p>
          <text:list text:style-name="L3">
            <text:list-item>
              <text:p text:style-name="P15"><text:span text:style-name="T17">Wie geht Bedeutungsbildung im kooperativen Handeln in einem konkret-historischen (bürgerlichen) Kontext? </text:span></text:p>
            </text:list-item>
            <text:list-item>
              <text:p text:style-name="P15"><text:span text:style-name="T17">Wie ist das in das Wechselspiel verschiedener Formen, Aspekte und Anreize kooperativen Handelns einzuordnen? </text:span></text:p>
            </text:list-item>
          </text:list>
          <text:p text:style-name="P15"><text:span text:style-name="T17">Dies soll im Weiteren systemtheoretisch als Wechselwirkung zwischen Mikro- und Makroebene in einem kooperativen Kontext entwickelt werden. </text:span></text:p>
          <text:p text:style-name="P15"><text:span text:style-name="T17">Dazu sollen zunächst einige Ausgangspunkte aus den letzten Diskussionen in Vorlesung und Seminar aufgenommen und auf dem Hintergrund des Stands moderner Wissenschaft noch etwas weiter expliziert werden.</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6" presentation:class="page"/>
          <draw:frame presentation:style-name="pr2" draw:text-style-name="P17" draw:layer="layout" svg:width="13.591cm" svg:height="12.252cm" svg:x="2.464cm" svg:y="12.934cm" presentation:class="notes" presentation:placeholder="true">
            <draw:text-box/>
          </draw:frame>
        </presentation:notes>
      </draw:page>
      <draw:page draw:name="page7" draw:style-name="dp2" draw:master-page-name="Standard" presentation:presentation-page-layout-name="AL2T1" presentation:use-footer-name="ftr1">
        <office:forms form:automatic-focus="false" form:apply-design-mode="false"/>
        <draw:custom-shape draw:style-name="gr8" draw:text-style-name="P19" draw:layer="layout" svg:width="23.2cm" svg:height="15.235cm" svg:x="1.2cm" svg:y="2.7cm">
          <text:p text:style-name="P18"><text:span text:style-name="T20">Ausgangspunkt</text:span></text:p>
          <text:p text:style-name="P15"><text:span text:style-name="T21">Welt</text:span><text:span text:style-name="T12"> ist </text:span><text:span text:style-name="T21">Wirklichkeit für uns</text:span><text:span text:style-name="T12"> und </text:span><text:span text:style-name="T12">damit </text:span><text:span text:style-name="T21">im Prozess</text:span><text:span text:style-name="T12"> </text:span><text:span text:style-name="T21">begrifflicher </text:span><text:span text:style-name="T21">Erfassung befindliche </text:span><text:span text:style-name="T21">Wirklichkeit</text:span><text:span text:style-name="T12">. </text:span></text:p>
          <text:p text:style-name="P14"><text:span text:style-name="T12">Relatierung zu früheren </text:span><text:span text:style-name="T12">Überlegungen:</text:span></text:p>
          <text:list text:style-name="L3">
            <text:list-item>
              <text:p text:style-name="P14"><text:span text:style-name="T12">Bedeutung </text:span><text:span text:style-name="T21">ist</text:span><text:span text:style-name="T12"> der Gebrauch </text:span><text:span text:style-name="T12">von Begriffen.</text:span></text:p>
            </text:list-item>
            <text:list-item>
              <text:p text:style-name="P14"><text:span text:style-name="T12">Begriffe sind eine Form </text:span><text:span text:style-name="T12">kooperativer Praxen von </text:span><text:span text:style-name="T12">Menschen und damit selbst </text:span><text:span text:style-name="T21">konkret-historisch zu </text:span><text:span text:style-name="T21">kontextualisieren</text:span><text:span text:style-name="T12">.</text:span></text:p>
              <text:list>
                <text:list-item>
                  <text:p text:style-name="P14"><text:span text:style-name="T12">Bedeutung ist der </text:span><text:span text:style-name="T12">Gebrauch von Begriffen </text:span><text:span text:style-name="T21">im </text:span><text:span text:style-name="T21">Kontext</text:span><text:span text:style-name="T12">.</text:span></text:p>
                </text:list-item>
              </text:list>
            </text:list-item>
            <text:list-item>
              <text:p text:style-name="P14"><text:span text:style-name="T12">„</text:span><text:span text:style-name="T12">Dissipative Strukturen“: </text:span><text:span text:style-name="T12">Äußerer Gradient (etwa </text:span><text:span text:style-name="T12">Energiedurchsatz) treibt die </text:span><text:span text:style-name="T12">innere Strukturbildung an. </text:span></text:p>
              <text:list>
                <text:list-item>
                  <text:p text:style-name="P14"><text:span text:style-name="T12">Auch das ist eine Aussage </text:span><text:span text:style-name="T12">über die Welt als </text:span><text:span text:style-name="T21">Modell </text:span><text:span text:style-name="T21">der Wirklichkeit</text:span><text:span text:style-name="T12">, ist aber </text:span><text:span text:style-name="T12">geeignet, einen </text:span><text:span text:style-name="T12">"Kontextualisie-rungs-</text:span><text:span text:style-name="T12">Kontext" im Modell selbst </text:span><text:span text:style-name="T12">zu setzen.</text:span></text:p>
                </text:list-item>
              </text:list>
            </text:list-item>
            <text:list-item>
              <text:p text:style-name="P14"><text:span text:style-name="T12">Begriff </text:span><text:span text:style-name="T21">Weltbild</text:span><text:span text:style-name="T12"> für den </text:span><text:span text:style-name="T12">komplexen Zusammenhang </text:span><text:span text:style-name="T12">des modellhaften Bezugs </text:span><text:span text:style-name="T21">im </text:span><text:span text:style-name="T21">Modell</text:span><text:span text:style-name="T12"> auf Wirklichkeit. </text:span></text:p>
            </text:list-item>
          </text:list>
          <draw:enhanced-geometry svg:viewBox="0 0 21600 21600" draw:type="mso-spt202" draw:enhanced-path="M 0 0 L 21600 0 21600 21600 0 21600 0 0 Z N"/>
        </draw:custom-shape>
        <draw:custom-shape draw:style-name="gr7" draw:text-style-name="P12" draw:layer="layout" svg:width="12.355cm" svg:height="2.293cm" svg:x="0.296cm" svg:y="-0.008cm">
          <text:p text:style-name="P11"><text:span text:style-name="T7">Prämissen einer Theorie </text:span><text:span text:style-name="T7"><text:line-break/></text:span><text:span text:style-name="T7">kooperativen Handelns</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6" draw:layer="layout" svg:width="13.617cm" svg:height="10.214cm" svg:x="2.451cm" svg:y="2.041cm" draw:page-number="7" presentation:class="page"/>
          <draw:frame presentation:style-name="pr2" draw:text-style-name="P17" draw:layer="layout" svg:width="13.591cm" svg:height="12.252cm" svg:x="2.464cm" svg:y="12.934cm" presentation:class="notes" presentation:placeholder="true">
            <draw:text-box/>
          </draw:frame>
        </presentation:notes>
      </draw:page>
      <draw:page draw:name="page8" draw:style-name="dp2" draw:master-page-name="Standard" presentation:presentation-page-layout-name="AL2T1" presentation:use-footer-name="ftr1">
        <office:forms form:automatic-focus="false" form:apply-design-mode="false"/>
        <draw:custom-shape draw:style-name="gr7" draw:text-style-name="P12" draw:layer="layout" svg:width="12.355cm" svg:height="2.293cm" svg:x="0.312cm" svg:y="-0.112cm">
          <text:p text:style-name="P11"><text:span text:style-name="T7">Prämiss</text:span><text:span text:style-name="T7">en einer </text:span><text:span text:style-name="T7">Theorie </text:span><text:span text:style-name="T7"><text:line-break/></text:span><text:span text:style-name="T7">koopera</text:span><text:span text:style-name="T7">tiven </text:span><text:span text:style-name="T7">Handeln</text:span><text:span text:style-name="T7">s</text:span></text:p>
          <draw:enhanced-geometry svg:viewBox="0 0 21600 21600" draw:type="mso-spt202" draw:enhanced-path="M 0 0 L 21600 0 21600 21600 0 21600 0 0 Z N"/>
        </draw:custom-shape>
        <draw:custom-shape draw:style-name="gr8" draw:text-style-name="P19" draw:layer="layout" svg:width="23.8cm" svg:height="14.535cm" svg:x="0.8cm" svg:y="2.588cm">
          <text:p text:style-name="P18"><text:span text:style-name="T14">Ausgangspu</text:span><text:span text:style-name="T14">nkt</text:span></text:p>
          <text:list text:style-name="L3">
            <text:list-item>
              <text:p text:style-name="P14"><text:span text:style-name="T17">Phänomen der </text:span><text:span text:style-name="T17">Befestigung </text:span><text:span text:style-name="T17">bewährter </text:span><text:span text:style-name="T17">Strukturen </text:span><text:span text:style-name="T17">durch </text:span><text:span text:style-name="T17">„Musterbildung</text:span><text:span text:style-name="T17">“, </text:span><text:span text:style-name="T17">„Institutionalisi</text:span><text:span text:style-name="T17">erung“, </text:span><text:span text:style-name="T17">„Bedeutungsbil</text:span><text:span text:style-name="T17">dung“.</text:span></text:p>
            </text:list-item>
            <text:list-item>
              <text:p text:style-name="P14"><text:span text:style-name="T17">Das ist aber </text:span><text:span text:style-name="T17">nur eine </text:span><text:span text:style-name="T17">Komplexität </text:span><text:span text:style-name="T17">reduzierende </text:span><text:span text:style-name="T17">Beschreibungsf</text:span><text:span text:style-name="T17">orm </text:span><text:span text:style-name="T17">(</text:span><text:span text:style-name="T22">Produktion </text:span><text:span text:style-name="T22">von Fiktion</text:span><text:span text:style-name="T17">), </text:span><text:span text:style-name="T17">denn</text:span></text:p>
              <text:list>
                <text:list-item>
                  <text:p text:style-name="P14"><text:span text:style-name="T17">Die </text:span><text:span text:style-name="T17">Untersuchu</text:span><text:span text:style-name="T17">ng der </text:span><text:span text:style-name="T17">Dynamik </text:span><text:span text:style-name="T17">der </text:span><text:span text:style-name="T22">Relationen </text:span><text:span text:style-name="T17">auf der </text:span><text:span text:style-name="T17">Makroeben</text:span><text:span text:style-name="T17">e geht von </text:span><text:span text:style-name="T17">relativer </text:span><text:span text:style-name="T17">Konstanz </text:span><text:span text:style-name="T17">der </text:span><text:span text:style-name="T22">Strukturen </text:span><text:span text:style-name="T17">auf der </text:span><text:span text:style-name="T17">Mikroebene </text:span><text:span text:style-name="T17">aus.</text:span></text:p>
                </text:list-item>
                <text:list-item>
                  <text:p text:style-name="P14"><text:span text:style-name="T17">„</text:span><text:span text:style-name="T17">Versklavun</text:span><text:span text:style-name="T17">gseffekt“: </text:span><text:span text:style-name="T17">Makrostruk</text:span><text:span text:style-name="T17">turen </text:span><text:span text:style-name="T17">haben (als </text:span><text:span text:style-name="T17">Kontext) </text:span><text:span text:style-name="T17">stabilisieren</text:span><text:span text:style-name="T17">de Wirkung </text:span><text:span text:style-name="T17">auf die </text:span><text:span text:style-name="T17">Dynamik </text:span><text:span text:style-name="T17">und damit </text:span><text:span text:style-name="T17">die </text:span><text:span text:style-name="T17">Stabilität </text:span><text:span text:style-name="T17">der </text:span><text:span text:style-name="T17">Strukturen </text:span><text:span text:style-name="T17">auf der </text:span><text:span text:style-name="T17">Mikroebene</text:span><text:span text:style-name="T17">. <text:s/></text:span></text:p>
                </text:list-item>
                <text:list-item>
                  <text:p text:style-name="P14"><text:span text:style-name="T17">Mathematis</text:span><text:span text:style-name="T17">ch können </text:span><text:span text:style-name="T17">heute Zwei-</text:span><text:span text:style-name="T17">Skalen-</text:span><text:span text:style-name="T17">Systeme </text:span><text:span text:style-name="T17">zufriedenst</text:span><text:span text:style-name="T17">ellend </text:span><text:span text:style-name="T17">beschrieben </text:span><text:span text:style-name="T17">werden, </text:span><text:span text:style-name="T17">führen aber </text:span><text:span text:style-name="T17">zu völlig </text:span><text:span text:style-name="T17">neuen </text:span><text:span text:style-name="T17">Begrifflichk</text:span><text:span text:style-name="T17">eiten wie </text:span><text:span text:style-name="T17">„determinis</text:span><text:span text:style-name="T17">tisches </text:span><text:span text:style-name="T17">Chaos“.</text:span></text:p>
                </text:list-item>
              </text:list>
            </text:list-item>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6" draw:layer="layout" svg:width="13.617cm" svg:height="10.214cm" svg:x="2.451cm" svg:y="2.041cm" draw:page-number="8" presentation:class="page"/>
          <draw:frame presentation:style-name="pr2" draw:text-style-name="P17" draw:layer="layout" svg:width="13.591cm" svg:height="12.252cm" svg:x="2.464cm" svg:y="12.934cm" presentation:class="notes" presentation:placeholder="true">
            <draw:text-box/>
          </draw:frame>
        </presentation:notes>
      </draw:page>
      <draw:page draw:name="page9" draw:style-name="dp2" draw:master-page-name="Standard" presentation:presentation-page-layout-name="AL2T1" presentation:use-footer-name="ftr1">
        <office:forms form:automatic-focus="false" form:apply-design-mode="false"/>
        <draw:custom-shape draw:style-name="gr8" draw:text-style-name="P19" draw:layer="layout" svg:width="23.2cm" svg:height="14.935cm" svg:x="1.2cm" svg:y="2.7cm">
          <text:p text:style-name="P18"><text:span text:style-name="T20">Ausgangspunkt</text:span></text:p>
          <text:p text:style-name="P15"><text:span text:style-name="T17">Damit ergeben sich für eine systemtheoretische Betrachtung der Bedeutungsbildung im kooperativen Handeln </text:span><text:span text:style-name="T23">drei Betrachtungsebenen der Bedeutungsbildung:</text:span></text:p>
          <text:list text:style-name="L4">
            <text:list-item>
              <text:list>
                <text:list-item>
                  <text:p text:style-name="P15"><text:span text:style-name="T24">Mikroebene:</text:span><text:span text:style-name="T25"> Sinnliche, nicht-technische Erfahrungen, Instinkte. Ebene der privat erfahrenen biopsychosozialen Einbettung unseres Handelns in die Realität. </text:span></text:p>
                </text:list-item>
              </text:list>
            </text:list-item>
          </text:list>
          <text:list text:style-name="L5">
            <text:list-item>
              <text:list>
                <text:list-item>
                  <text:p text:style-name="P15"><text:span text:style-name="T24">Makroebene:</text:span><text:span text:style-name="T25"> Erwartungen und Erfahrungen auf einer interpersonalen Ebene im </text:span><text:span text:style-name="T22">Innenverhältnis</text:span><text:span text:style-name="T25"> des koopera-tiven Kontexts.</text:span></text:p>
                </text:list-item>
                <text:list-item>
                  <text:p text:style-name="P15"><text:span text:style-name="T24">Einbettung </text:span><text:span text:style-name="T26">in den </text:span><text:span text:style-name="T21">kulturellen Kontext</text:span><text:span text:style-name="T26"> der Genese von Verhältnissen, die „so sind, wie sie sind“, und der Beschrei-bungsformen dieser Verhältnisse als </text:span><text:span text:style-name="T21">Außenverhältnis</text:span><text:span text:style-name="T26">. </text:span></text:p>
                  <text:p text:style-name="P15"><text:span text:style-name="T26">Der Kulturbegriff soll an dieser Stelle vage bleiben. </text:span></text:p>
                </text:list-item>
              </text:list>
            </text:list-item>
          </text:list>
          <draw:enhanced-geometry svg:viewBox="0 0 21600 21600" draw:type="mso-spt202" draw:enhanced-path="M 0 0 L 21600 0 21600 21600 0 21600 0 0 Z N"/>
        </draw:custom-shape>
        <draw:custom-shape draw:style-name="gr7" draw:text-style-name="P12" draw:layer="layout" svg:width="12.355cm" svg:height="2.293cm" svg:x="0.296cm" svg:y="-0.008cm">
          <text:p text:style-name="P11"><text:span text:style-name="T7">Prämissen einer Theorie </text:span><text:span text:style-name="T7"><text:line-break/></text:span><text:span text:style-name="T7">kooperativen Handelns</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9" presentation:class="page"/>
          <draw:frame presentation:style-name="pr2" draw:text-style-name="P17" draw:layer="layout" svg:width="13.591cm" svg:height="12.252cm" svg:x="2.464cm" svg:y="12.934cm" presentation:class="notes" presentation:placeholder="true">
            <draw:text-box/>
          </draw:frame>
        </presentation:notes>
      </draw:page>
      <draw:page draw:name="page10" draw:style-name="dp2" draw:master-page-name="Standard" presentation:presentation-page-layout-name="AL2T1" presentation:use-footer-name="ftr1">
        <office:forms form:automatic-focus="false" form:apply-design-mode="false"/>
        <draw:custom-shape draw:style-name="gr8" draw:text-style-name="P19" draw:layer="layout" svg:width="23.2cm" svg:height="14.869cm" svg:x="1.2cm" svg:y="2.6cm">
          <text:p text:style-name="P18"><text:span text:style-name="T20">Ausgangsp</text:span><text:span text:style-name="T20">unkt</text:span></text:p>
          <text:p text:style-name="P15"><text:span text:style-name="T15">Die </text:span><text:span text:style-name="T15">Betrachtungen </text:span><text:span text:style-name="T15">konzentrieren </text:span><text:span text:style-name="T15">sich dabei, wie </text:span><text:span text:style-name="T15">in einem </text:span><text:span text:style-name="T15">solchen Ansatz </text:span><text:span text:style-name="T15">üblich, auf die </text:span><text:span text:style-name="T15">Verzahnung der </text:span><text:span text:style-name="T15">Dynamiken </text:span><text:span text:style-name="T15">sowie von </text:span><text:span text:style-name="T15">Struktur- und </text:span><text:span text:style-name="T15">„Muster“-</text:span><text:span text:style-name="T15">Bildungsprozess</text:span><text:span text:style-name="T15">en auf der </text:span><text:span text:style-name="T15">Mikro- und der </text:span><text:span text:style-name="T15">Makroebene </text:span><text:span text:style-name="T15">und damit auf </text:span><text:span text:style-name="T15">die Dynamik </text:span><text:span text:style-name="T15">eines </text:span><text:span text:style-name="T16">Innenverhältnis</text:span><text:span text:style-name="T16">ses</text:span><text:span text:style-name="T15">, das durch </text:span><text:span text:style-name="T15">eine </text:span><text:span text:style-name="T16">Systemgrenze</text:span><text:span text:style-name="T15"> </text:span><text:span text:style-name="T15">von einer </text:span><text:span text:style-name="T16">Außenwelt </text:span><text:span text:style-name="T15">abgegrenzt ist. </text:span></text:p>
          <text:p text:style-name="P20"><text:span text:style-name="T15">Ein solcher </text:span><text:span text:style-name="T15">Ansatz ist nicht </text:span><text:span text:style-name="T15">unbedingt </text:span><text:span text:style-name="T15">immersiv, </text:span><text:span text:style-name="T15">sondern kann </text:span><text:span text:style-name="T15">als </text:span><text:span text:style-name="T16">methodischer </text:span><text:span text:style-name="T16">Ansatz einer </text:span><text:span text:style-name="T16">Komplexitätsred</text:span><text:span text:style-name="T16">uktion</text:span><text:span text:style-name="T15"> durch </text:span><text:span text:style-name="T15">Aufteilen aller </text:span><text:span text:style-name="T15">möglichen </text:span><text:span text:style-name="T15">Relationen in </text:span><text:span text:style-name="T15">drei Gruppen </text:span><text:span text:style-name="T15">interpretiert </text:span><text:span text:style-name="T15">werden, </text:span></text:p>
          <text:list text:style-name="L3">
            <text:list-item>
              <text:list>
                <text:list-item>
                  <text:p text:style-name="P20"><text:span text:style-name="T15">die </text:span><text:span text:style-name="T15">Relatione</text:span><text:span text:style-name="T15">n im </text:span><text:span text:style-name="T15">Innenver</text:span><text:span text:style-name="T15">hältnis – </text:span><text:span text:style-name="T15">innere </text:span><text:span text:style-name="T15">Relatione</text:span><text:span text:style-name="T15">n,</text:span></text:p>
                </text:list-item>
                <text:list-item>
                  <text:p text:style-name="P20"><text:span text:style-name="T15">die </text:span><text:span text:style-name="T15">grenzübe</text:span><text:span text:style-name="T15">rschreite</text:span><text:span text:style-name="T15">nden </text:span><text:span text:style-name="T15">Relatione</text:span><text:span text:style-name="T15">n und</text:span></text:p>
                </text:list-item>
                <text:list-item>
                  <text:p text:style-name="P20"><text:span text:style-name="T15">die </text:span><text:span text:style-name="T15">externen </text:span><text:span text:style-name="T15">Relatione</text:span><text:span text:style-name="T15">n – </text:span><text:span text:style-name="T15">äußere </text:span><text:span text:style-name="T15">Relatione</text:span><text:span text:style-name="T15">n,</text:span></text:p>
                </text:list-item>
              </text:list>
            </text:list-item>
          </text:list>
          <text:p text:style-name="P20"><text:span text:style-name="T15">für die </text:span><text:span text:style-name="T16">verschiedene </text:span><text:span text:style-name="T16">Modi der </text:span><text:span text:style-name="T16">Gestaltbarkeit</text:span><text:span text:style-name="T15"> </text:span><text:span text:style-name="T15">im konkreten </text:span><text:span text:style-name="T15">koopera-tiven </text:span><text:span text:style-name="T15">Handeln </text:span><text:span text:style-name="T15">postuliert </text:span><text:span text:style-name="T15">werden. </text:span></text:p>
          <text:p text:style-name="P14"><text:span text:style-name="T27">Fokus der </text:span><text:span text:style-name="T27">Betrachtung:</text:span><text:span text:style-name="T28"> </text:span><text:span text:style-name="T28">Bedeutungskont</text:span><text:span text:style-name="T28">exte entfalten </text:span><text:span text:style-name="T28">sich im </text:span><text:span text:style-name="T28">Spannungsfeld </text:span><text:span text:style-name="T28">der sich in </text:span><text:span text:style-name="T28">einem zeitlichen </text:span><text:span text:style-name="T28">Feld </text:span><text:span text:style-name="T28">entwickelnden </text:span><text:span text:style-name="T29">begründeten </text:span><text:span text:style-name="T29">Erwartungen</text:span><text:span text:style-name="T28"> </text:span><text:span text:style-name="T28">und </text:span><text:span text:style-name="T29">erfahrenen </text:span><text:span text:style-name="T29">Ergebnisse</text:span><text:span text:style-name="T28">. </text:span></text:p>
          <draw:enhanced-geometry svg:viewBox="0 0 21600 21600" draw:type="mso-spt202" draw:enhanced-path="M 0 0 L 21600 0 21600 21600 0 21600 0 0 Z N"/>
        </draw:custom-shape>
        <draw:custom-shape draw:style-name="gr7" draw:text-style-name="P12" draw:layer="layout" svg:width="12.355cm" svg:height="2.293cm" svg:x="0.296cm" svg:y="-0.008cm">
          <text:p text:style-name="P11"><text:span text:style-name="T7">Prämissen einer </text:span><text:span text:style-name="T7">Theorie </text:span><text:span text:style-name="T7"><text:line-break/></text:span><text:span text:style-name="T7">kooperativen Handelns</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6" draw:layer="layout" svg:width="13.617cm" svg:height="10.214cm" svg:x="2.451cm" svg:y="2.041cm" draw:page-number="10" presentation:class="page"/>
          <draw:frame presentation:style-name="pr2" draw:text-style-name="P17" draw:layer="layout" svg:width="13.591cm" svg:height="12.252cm" svg:x="2.464cm" svg:y="12.934cm" presentation:class="notes" presentation:placeholder="true">
            <draw:text-box/>
          </draw:frame>
        </presentation:notes>
      </draw:page>
      <draw:page draw:name="page11" draw:style-name="dp2" draw:master-page-name="Standard" presentation:presentation-page-layout-name="AL2T1" presentation:use-footer-name="ftr1">
        <office:forms form:automatic-focus="false" form:apply-design-mode="false"/>
        <draw:custom-shape draw:style-name="gr8" draw:text-style-name="P19" draw:layer="layout" svg:width="23.2cm" svg:height="15.282cm" svg:x="1.2cm" svg:y="2.6cm">
          <text:p text:style-name="P18"><text:span text:style-name="T20">Begründete Erwartungen</text:span></text:p>
          <text:p text:style-name="P20"><text:span text:style-name="T17">Gestern – Heute – Morgen</text:span></text:p>
          <text:list text:style-name="L2">
            <text:list-item>
              <text:p text:style-name="P20"><text:span text:style-name="T17">Die (aufgearbeiteten) erfahrenen Ergebnisse sind als im Weltbild</text:span><text:span text:style-name="T22"> </text:span><text:span text:style-name="T17">verankerte Bedingtheit des Handelns ein Reflex des Gestern im Heute, die begründeten Erwartungen ein im Weltbild verankerter Reflex des Morgen im Heute.</text:span></text:p>
            </text:list-item>
            <text:list-item>
              <text:p text:style-name="P20"><text:span text:style-name="T12">Gestern: Begründungen, Handlungsplanung, Entwicklung von </text:span><text:span text:style-name="T21">Handlungskompetenz.</text:span></text:p>
            </text:list-item>
          </text:list>
          <text:list text:style-name="L3">
            <text:list-item>
              <text:p text:style-name="P20"><text:span text:style-name="T12">Heute: Handlungsvollzug</text:span></text:p>
              <text:list>
                <text:list-item>
                  <text:p text:style-name="P20"><text:span text:style-name="T12">Zeitkritisch! Handeln unter „unvollständigen Informationen“</text:span></text:p>
                </text:list-item>
                <text:list-item>
                  <text:p text:style-name="P20"><text:span text:style-name="T21">Privates</text:span><text:span text:style-name="T12"> Entscheiden, Handeln, Verantworten</text:span></text:p>
                </text:list-item>
                <text:list-item>
                  <text:p text:style-name="P20"><text:span text:style-name="T12">Dazu sind </text:span><text:span text:style-name="T21">gesellschaftlich </text:span><text:span text:style-name="T12">herzustellen als Bedingung von Möglichkeit: Überschaubarkeit, Vertrauen, Verlässlichkeit</text:span></text:p>
                </text:list-item>
              </text:list>
            </text:list-item>
            <text:list-item>
              <text:p text:style-name="P20"><text:span text:style-name="T12">Morgen: Die begründeten Erwartungen sind mit den erfahrenen Ergebnissen abzugleichen.</text:span></text:p>
            </text:list-item>
          </text:list>
          <draw:enhanced-geometry svg:viewBox="0 0 21600 21600" draw:type="mso-spt202" draw:enhanced-path="M 0 0 L 21600 0 21600 21600 0 21600 0 0 Z N"/>
        </draw:custom-shape>
        <draw:custom-shape draw:style-name="gr7" draw:text-style-name="P12" draw:layer="layout" svg:width="11.788cm" svg:height="1.277cm" svg:x="1.156cm" svg:y="0.182cm">
          <text:p text:style-name="P11"><text:span text:style-name="T7">Gestern, Heute, Morgen</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11" presentation:class="page"/>
          <draw:frame presentation:style-name="pr2" draw:text-style-name="P17" draw:layer="layout" svg:width="13.591cm" svg:height="12.252cm" svg:x="2.464cm" svg:y="12.934cm" presentation:class="notes" presentation:placeholder="true">
            <draw:text-box/>
          </draw:frame>
        </presentation:notes>
      </draw:page>
      <draw:page draw:name="page12" draw:style-name="dp2" draw:master-page-name="Standard" presentation:presentation-page-layout-name="AL2T1" presentation:use-footer-name="ftr1">
        <office:forms form:automatic-focus="false" form:apply-design-mode="false"/>
        <draw:custom-shape draw:style-name="gr9" draw:text-style-name="P19" draw:layer="layout" svg:width="23.8cm" svg:height="14.935cm" svg:x="1.2cm" svg:y="2.6cm">
          <text:p text:style-name="P18"><text:span text:style-name="T30">Gestern – Heute – Morgen </text:span></text:p>
          <text:list text:style-name="L3">
            <text:list-item>
              <text:p text:style-name="P14"><text:span text:style-name="T12">Begründete Erwartungen</text:span></text:p>
              <text:list>
                <text:list-item>
                  <text:p text:style-name="P14"><text:span text:style-name="T12">Die Vielfalt privater Erwartungen erscheint gesellschaftlich als Multioptionalität künftig erwarteter Entwicklung. </text:span></text:p>
                </text:list-item>
              </text:list>
            </text:list-item>
            <text:list-item>
              <text:p text:style-name="P14"><text:span text:style-name="T12">Lessons learned: Abgleich der Ergebnisse des Handlungs-vollzugs gegen die Erwartungen = </text:span><text:span text:style-name="T21">erfahrene Ergebnisse</text:span></text:p>
              <text:list>
                <text:list-item>
                  <text:p text:style-name="P14"><text:span text:style-name="T21">Erfahrungen </text:span><text:span text:style-name="T12">sind die Grundlage der Weiterentwicklung des Weltbilds. </text:span></text:p>
                </text:list-item>
              </text:list>
            </text:list-item>
            <text:list-item>
              <text:p text:style-name="P14"><text:span text:style-name="T12">Zwei zentrale Vermittlungszusammenhänge für </text:span><text:span text:style-name="T21">Synchronität</text:span><text:span text:style-name="T12"> kooperativen Handelns:</text:span></text:p>
              <text:list>
                <text:list-item>
                  <text:p text:style-name="P14"><text:span text:style-name="T12">Vermittlung der Begründungszusammenhänge als gesellschaftliche Weiterentwicklung eines gemeinsamen Weltbilds (und damit von Handlungskompetenz).</text:span></text:p>
                </text:list-item>
                <text:list-item>
                  <text:p text:style-name="P14"><text:span text:style-name="T12">Vermittlung der Handlungs</text:span><text:span text:style-name="T21">vollzüge</text:span><text:span text:style-name="T12"> als gesellschaftliche Weiterentwicklung von Wirklichkeitsgestaltung</text:span></text:p>
                </text:list-item>
              </text:list>
            </text:list-item>
          </text:list>
          <draw:enhanced-geometry svg:viewBox="0 0 21600 21600" draw:type="mso-spt202" draw:enhanced-path="M 0 0 L 21600 0 21600 21600 0 21600 0 0 Z N"/>
        </draw:custom-shape>
        <draw:custom-shape draw:style-name="gr7" draw:text-style-name="P12" draw:layer="layout" svg:width="11.788cm" svg:height="1.277cm" svg:x="1.156cm" svg:y="0.182cm">
          <text:p text:style-name="P11"><text:span text:style-name="T7">Gestern, Heute, Morgen</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12" presentation:class="page"/>
          <draw:frame presentation:style-name="pr2" draw:text-style-name="P17" draw:layer="layout" svg:width="13.591cm" svg:height="12.252cm" svg:x="2.464cm" svg:y="12.934cm" presentation:class="notes" presentation:placeholder="true">
            <draw:text-box/>
          </draw:frame>
        </presentation:notes>
      </draw:page>
      <draw:page draw:name="page13" draw:style-name="dp2" draw:master-page-name="Standard" presentation:presentation-page-layout-name="AL2T1" presentation:use-footer-name="ftr1">
        <office:forms form:automatic-focus="false" form:apply-design-mode="false"/>
        <draw:custom-shape draw:style-name="gr10" draw:text-style-name="P21" draw:layer="layout" svg:width="1cm" svg:height="10.481cm" draw:transform="rotate (-2.40855436775217) translate (20.906cm 12.42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21" draw:layer="layout" svg:width="1cm" svg:height="11.113cm" draw:transform="rotate (-0.820304748437335) translate (10.608cm 5.0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2" draw:layer="layout" svg:width="11.788cm" svg:height="1.277cm" svg:x="1.171cm" svg:y="0.235cm">
          <text:p text:style-name="P11"><text:span text:style-name="T7">Gestern, Heute, Morgen</text:span></text:p>
          <draw:enhanced-geometry svg:viewBox="0 0 21600 21600" draw:type="mso-spt202" draw:enhanced-path="M 0 0 L 21600 0 21600 21600 0 21600 0 0 Z N"/>
        </draw:custom-shape>
        <draw:frame draw:style-name="gr11" draw:text-style-name="P22" draw:layer="layout" svg:width="5.8cm" svg:height="2.055cm" svg:x="2.3cm" svg:y="8.045cm">
          <draw:text-box>
            <text:p text:style-name="P21"><text:span text:style-name="T31">Begründete Erwartungen</text:span></text:p>
          </draw:text-box>
        </draw:frame>
        <draw:frame draw:style-name="gr12" draw:text-style-name="P22" draw:layer="layout" svg:width="7cm" svg:height="1.198cm" svg:x="8.8cm" svg:y="6.301cm">
          <draw:text-box>
            <text:p text:style-name="P21"><text:span text:style-name="T31">Handlungsvollzug</text:span></text:p>
          </draw:text-box>
        </draw:frame>
        <draw:frame draw:style-name="gr13" draw:text-style-name="P22" draw:layer="layout" svg:width="4.6cm" svg:height="2.045cm" svg:x="17.1cm" svg:y="8.1cm">
          <draw:text-box>
            <text:p text:style-name="P21"><text:span text:style-name="T31">Erfahrene Ergebnisse</text:span></text:p>
          </draw:text-box>
        </draw:frame>
        <draw:frame draw:style-name="gr12" draw:text-style-name="P22" draw:layer="layout" svg:width="21.2cm" svg:height="1.198cm" svg:x="1.8cm" svg:y="4.201cm">
          <draw:text-box>
            <text:p text:style-name="P21"><text:span text:style-name="T31">Wirklichkeit</text:span></text:p>
          </draw:text-box>
        </draw:frame>
        <draw:frame draw:style-name="gr12" draw:text-style-name="P22" draw:layer="layout" svg:width="21.6cm" svg:height="1.198cm" svg:x="1.6cm" svg:y="12.701cm">
          <draw:text-box>
            <text:p text:style-name="P21"><text:span text:style-name="T31">Welt als Modell von Wirklichkeit für uns</text:span></text:p>
          </draw:text-box>
        </draw:frame>
        <draw:frame draw:style-name="gr12" draw:text-style-name="P22" draw:layer="layout" svg:width="7cm" svg:height="1.198cm" svg:x="8.8cm" svg:y="6.301cm">
          <draw:text-box>
            <text:p text:style-name="P21"><text:span text:style-name="T31">Handlungsvollzug</text:span></text:p>
          </draw:text-box>
        </draw:frame>
        <draw:frame draw:style-name="gr12" draw:text-style-name="P22" draw:layer="layout" svg:width="12cm" svg:height="1.198cm" svg:x="6.1cm" svg:y="10.801cm">
          <draw:text-box>
            <text:p text:style-name="P21"><text:span text:style-name="T31">Begründungszusammenhang</text:span></text:p>
          </draw:text-box>
        </draw:frame>
        <draw:frame draw:style-name="gr14" draw:text-style-name="P23" draw:layer="layout" svg:width="22.6cm" svg:height="2.792cm" svg:x="1cm" svg:y="14.8cm">
          <draw:text-box>
            <text:p><text:span text:style-name="T31">Dieses Bild beschreibt die Stellung der beiden Vermittlungs-zusammenhänge der Dynamiken kooperativen Handelns sowohl auf der Mikroebene als auch der Makroebene.</text:span></text:p>
          </draw:text-box>
        </draw:frame>
        <presentation:notes draw:style-name="dp3">
          <draw:page-thumbnail draw:style-name="gr6" draw:layer="layout" svg:width="13.617cm" svg:height="10.214cm" svg:x="2.451cm" svg:y="2.041cm" draw:page-number="13" presentation:class="page"/>
          <draw:frame presentation:style-name="pr2" draw:text-style-name="P17" draw:layer="layout" svg:width="13.591cm" svg:height="12.252cm" svg:x="2.464cm" svg:y="12.934cm" presentation:class="notes" presentation:placeholder="true">
            <draw:text-box/>
          </draw:frame>
        </presentation:notes>
      </draw:page>
      <draw:page draw:name="page14" draw:style-name="dp2" draw:master-page-name="Standard" presentation:presentation-page-layout-name="AL2T1" presentation:use-footer-name="ftr1">
        <office:forms form:automatic-focus="false" form:apply-design-mode="false"/>
        <draw:custom-shape draw:style-name="gr7" draw:text-style-name="P12" draw:layer="layout" svg:width="12.474cm" svg:height="1.277cm" svg:x="0.828cm" svg:y="0.235cm">
          <text:p text:style-name="P11"><text:span text:style-name="T7">Begründete Erwartungen</text:span></text:p>
          <draw:enhanced-geometry svg:viewBox="0 0 21600 21600" draw:type="mso-spt202" draw:enhanced-path="M 0 0 L 21600 0 21600 21600 0 21600 0 0 Z N"/>
        </draw:custom-shape>
        <draw:g>
          <draw:custom-shape draw:style-name="gr15" draw:text-style-name="P24" xml:id="id1" draw:id="id1" draw:layer="layout" svg:width="6.6cm" svg:height="6.002cm" svg:x="15.102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2" draw:id="id2" draw:layer="layout" svg:width="2.475cm" svg:height="2.126cm" svg:x="17.165cm" svg:y="10.938cm">
            <text:p text:style-name="P25"><text:span text:style-name="T32">Ich-</text:span><text:span text:style-name="T32"><text:line-break/></text:span><text:span text:style-name="T32">Ke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6" draw:layer="layout" draw:type="line" svg:x1="18.402cm" svg:y1="9cm" svg:x2="18.403cm" svg:y2="10.938cm" draw:start-shape="id1" draw:start-glue-point="4" draw:end-shape="id2" draw:end-glue-point="4" svg:d="M18402 9000l1 1938" svg:viewBox="0 0 2 1939">
            <text:p/>
          </draw:connector>
          <draw:connector draw:style-name="gr17" draw:text-style-name="P26" draw:layer="layout" draw:type="line" svg:x1="20.736cm" svg:y1="9.879cm" svg:x2="19.278cm" svg:y2="11.249cm" draw:start-shape="id1" draw:start-glue-point="11" draw:end-shape="id2" draw:end-glue-point="11" svg:d="M20736 9879l-1458 1370" svg:viewBox="0 0 1459 1371">
            <text:p/>
          </draw:connector>
          <draw:connector draw:style-name="gr17" draw:text-style-name="P26" draw:layer="layout" draw:type="line" svg:x1="21.702cm" svg:y1="12.001cm" svg:x2="19.64cm" svg:y2="12.001cm" draw:start-shape="id1" draw:start-glue-point="10" draw:end-shape="id2" draw:end-glue-point="10" svg:d="M21702 12001h-2062" svg:viewBox="0 0 2063 1">
            <text:p/>
          </draw:connector>
          <draw:connector draw:style-name="gr17" draw:text-style-name="P26" draw:layer="layout" draw:type="line" svg:x1="19.278cm" svg:y1="12.753cm" svg:x2="20.736cm" svg:y2="14.123cm" draw:start-shape="id2" draw:start-glue-point="9" draw:end-shape="id1" draw:end-glue-point="9" svg:d="M19278 12753l1458 1370" svg:viewBox="0 0 1459 1371">
            <text:p/>
          </draw:connector>
          <draw:connector draw:style-name="gr17" draw:text-style-name="P26" draw:layer="layout" draw:type="line" svg:x1="18.403cm" svg:y1="13.064cm" svg:x2="18.402cm" svg:y2="15.002cm" draw:start-shape="id2" draw:start-glue-point="8" draw:end-shape="id1" draw:end-glue-point="8" svg:d="M18403 13064l-1 1938" svg:viewBox="0 0 2 1939">
            <text:p/>
          </draw:connector>
          <draw:connector draw:style-name="gr17" draw:text-style-name="P26" draw:layer="layout" draw:type="line" svg:x1="17.527cm" svg:y1="12.753cm" svg:x2="16.068cm" svg:y2="14.123cm" draw:start-shape="id2" draw:start-glue-point="7" draw:end-shape="id1" draw:end-glue-point="7" svg:d="M17527 12753l-1459 1370" svg:viewBox="0 0 1460 1371">
            <text:p/>
          </draw:connector>
          <draw:connector draw:style-name="gr17" draw:text-style-name="P26" draw:layer="layout" draw:type="line" svg:x1="17.165cm" svg:y1="12.001cm" svg:x2="15.102cm" svg:y2="12.001cm" draw:start-shape="id2" draw:start-glue-point="6" draw:end-shape="id1" draw:end-glue-point="6" svg:d="M17165 12001h-2063" svg:viewBox="0 0 2064 1">
            <text:p/>
          </draw:connector>
          <draw:connector draw:style-name="gr17" draw:text-style-name="P26" draw:layer="layout" draw:type="line" svg:x1="17.527cm" svg:y1="11.249cm" svg:x2="16.068cm" svg:y2="9.879cm" draw:start-shape="id2" draw:start-glue-point="5" draw:end-shape="id1" draw:end-glue-point="5" svg:d="M17527 11249l-1459-1370" svg:viewBox="0 0 1460 1371">
            <text:p/>
          </draw:connector>
          <draw:custom-shape draw:style-name="gr18" draw:text-style-name="P25" draw:layer="layout" svg:width="6.6cm" svg:height="3.8cm" svg:x="17.901cm" svg:y="4.401cm">
            <text:p text:style-name="P25"><text:span text:style-name="T32">Privates </text:span><text:span text:style-name="T32"><text:line-break/></text:span><text:span text:style-name="T32">Weltbild</text:span></text:p>
            <draw:enhanced-geometry svg:viewBox="0 0 21600 21600" draw:text-areas="3000 3320 17110 17330" draw:type="cloud-callout" draw:modifiers="3933.22223905469 33897.39542225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9" draw:text-style-name="P28" draw:layer="layout" svg:width="15cm" svg:height="11.824cm" svg:x="2cm" svg:y="3.167cm">
          <draw:text-box>
            <text:p text:style-name="P27"><text:span text:style-name="T33">Wie entwickelt sich das Weltbild als Spannungsfeld zwischen begründeten Erwartungen und erfahrenen Ergebnissen?</text:span></text:p>
            <text:p text:style-name="P27"><text:span text:style-name="T34"/></text:p>
            <text:p text:style-name="P27"><text:span text:style-name="T35">1. Mikroebene:</text:span></text:p>
            <text:list text:style-name="L3">
              <text:list-item>
                <text:p text:style-name="P27"><text:span text:style-name="T36">Formen? </text:span></text:p>
              </text:list-item>
              <text:list-item>
                <text:p text:style-name="P27"><text:span text:style-name="T36">Strukturelle Momente?</text:span></text:p>
              </text:list-item>
              <text:list-item>
                <text:p text:style-name="P27"><text:span text:style-name="T36">Dynamische Momente?</text:span></text:p>
              </text:list-item>
            </text:list>
          </draw:text-box>
        </draw:frame>
        <presentation:notes draw:style-name="dp3">
          <draw:page-thumbnail draw:style-name="gr6" draw:layer="layout" svg:width="13.617cm" svg:height="10.214cm" svg:x="2.451cm" svg:y="2.041cm" draw:page-number="14" presentation:class="page"/>
          <draw:frame presentation:style-name="pr2" draw:text-style-name="P17" draw:layer="layout" svg:width="13.591cm" svg:height="12.252cm" svg:x="2.464cm" svg:y="12.934cm" presentation:class="notes" presentation:placeholder="true">
            <draw:text-box/>
          </draw:frame>
        </presentation:notes>
      </draw:page>
      <draw:page draw:name="page15" draw:style-name="dp2" draw:master-page-name="Standard" presentation:presentation-page-layout-name="AL2T1" presentation:use-footer-name="ftr1">
        <office:forms form:automatic-focus="false" form:apply-design-mode="false"/>
        <draw:custom-shape draw:style-name="gr7" draw:text-style-name="P12" draw:layer="layout" svg:width="12.474cm" svg:height="1.277cm" svg:x="0.828cm" svg:y="0.235cm">
          <text:p text:style-name="P11"><text:span text:style-name="T7">Begründete Erwartungen</text:span></text:p>
          <draw:enhanced-geometry svg:viewBox="0 0 21600 21600" draw:type="mso-spt202" draw:enhanced-path="M 0 0 L 21600 0 21600 21600 0 21600 0 0 Z N"/>
        </draw:custom-shape>
        <draw:g>
          <draw:custom-shape draw:style-name="gr15" draw:text-style-name="P24" xml:id="id3" draw:id="id3" draw:layer="layout" svg:width="6.6cm" svg:height="6.002cm" svg:x="15.102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4" draw:id="id4" draw:layer="layout" svg:width="2.475cm" svg:height="2.126cm" svg:x="17.165cm" svg:y="10.938cm">
            <text:p text:style-name="P25"><text:span text:style-name="T32">Ich-</text:span><text:span text:style-name="T32"><text:line-break/></text:span><text:span text:style-name="T32">Ke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6" draw:layer="layout" draw:type="line" svg:x1="18.402cm" svg:y1="9cm" svg:x2="18.403cm" svg:y2="10.938cm" draw:start-shape="id3" draw:start-glue-point="4" draw:end-shape="id4" draw:end-glue-point="4" svg:d="M18402 9000l1 1938" svg:viewBox="0 0 2 1939">
            <text:p/>
          </draw:connector>
          <draw:connector draw:style-name="gr17" draw:text-style-name="P26" draw:layer="layout" draw:type="line" svg:x1="20.736cm" svg:y1="9.879cm" svg:x2="19.278cm" svg:y2="11.249cm" draw:start-shape="id3" draw:start-glue-point="11" draw:end-shape="id4" draw:end-glue-point="11" svg:d="M20736 9879l-1458 1370" svg:viewBox="0 0 1459 1371">
            <text:p/>
          </draw:connector>
          <draw:connector draw:style-name="gr17" draw:text-style-name="P26" draw:layer="layout" draw:type="line" svg:x1="21.702cm" svg:y1="12.001cm" svg:x2="19.64cm" svg:y2="12.001cm" draw:start-shape="id3" draw:start-glue-point="10" draw:end-shape="id4" draw:end-glue-point="10" svg:d="M21702 12001h-2062" svg:viewBox="0 0 2063 1">
            <text:p/>
          </draw:connector>
          <draw:connector draw:style-name="gr17" draw:text-style-name="P26" draw:layer="layout" draw:type="line" svg:x1="19.278cm" svg:y1="12.753cm" svg:x2="20.736cm" svg:y2="14.123cm" draw:start-shape="id4" draw:start-glue-point="9" draw:end-shape="id3" draw:end-glue-point="9" svg:d="M19278 12753l1458 1370" svg:viewBox="0 0 1459 1371">
            <text:p/>
          </draw:connector>
          <draw:connector draw:style-name="gr17" draw:text-style-name="P26" draw:layer="layout" draw:type="line" svg:x1="18.403cm" svg:y1="13.064cm" svg:x2="18.402cm" svg:y2="15.002cm" draw:start-shape="id4" draw:start-glue-point="8" draw:end-shape="id3" draw:end-glue-point="8" svg:d="M18403 13064l-1 1938" svg:viewBox="0 0 2 1939">
            <text:p/>
          </draw:connector>
          <draw:connector draw:style-name="gr17" draw:text-style-name="P26" draw:layer="layout" draw:type="line" svg:x1="17.527cm" svg:y1="12.753cm" svg:x2="16.068cm" svg:y2="14.123cm" draw:start-shape="id4" draw:start-glue-point="7" draw:end-shape="id3" draw:end-glue-point="7" svg:d="M17527 12753l-1459 1370" svg:viewBox="0 0 1460 1371">
            <text:p/>
          </draw:connector>
          <draw:connector draw:style-name="gr17" draw:text-style-name="P26" draw:layer="layout" draw:type="line" svg:x1="17.165cm" svg:y1="12.001cm" svg:x2="15.102cm" svg:y2="12.001cm" draw:start-shape="id4" draw:start-glue-point="6" draw:end-shape="id3" draw:end-glue-point="6" svg:d="M17165 12001h-2063" svg:viewBox="0 0 2064 1">
            <text:p/>
          </draw:connector>
          <draw:connector draw:style-name="gr17" draw:text-style-name="P26" draw:layer="layout" draw:type="line" svg:x1="17.527cm" svg:y1="11.249cm" svg:x2="16.068cm" svg:y2="9.879cm" draw:start-shape="id4" draw:start-glue-point="5" draw:end-shape="id3" draw:end-glue-point="5" svg:d="M17527 11249l-1459-1370" svg:viewBox="0 0 1460 1371">
            <text:p/>
          </draw:connector>
          <draw:custom-shape draw:style-name="gr18" draw:text-style-name="P25" draw:layer="layout" svg:width="6.6cm" svg:height="3.8cm" svg:x="17.901cm" svg:y="4.401cm">
            <text:p text:style-name="P25"><text:span text:style-name="T32">Privates</text:span></text:p>
            <text:p text:style-name="P25"><text:span text:style-name="T32">Weltbild</text:span></text:p>
            <draw:enhanced-geometry svg:viewBox="0 0 21600 21600" draw:text-areas="3000 3320 17110 17330" draw:type="cloud-callout" draw:modifiers="3933.22223905469 33897.39542225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20" draw:text-style-name="P23" draw:layer="layout" svg:width="19.4cm" svg:height="13.856cm" svg:x="1cm" svg:y="3.067cm">
          <draw:text-box>
            <text:p text:style-name="P27"><text:span text:style-name="T35">Wie entwickeln sich begründete Erwartungen?</text:span></text:p>
            <text:p text:style-name="P29"><text:span text:style-name="T37">Mikroebene:</text:span><text:span text:style-name="T31"> Sinnliche Erfahrungen, Instinkte, </text:span><text:span text:style-name="T31"><text:line-break/></text:span><text:span text:style-name="T31">Habits. Privates Handeln in der Welt.</text:span></text:p>
            <text:p text:style-name="P29"><text:span text:style-name="T35">Formen:</text:span><text:span text:style-name="T31"> Erwartungen an Vertrauen, </text:span><text:span text:style-name="T31"><text:line-break/></text:span><text:span text:style-name="T31">Verlässlichkeit, </text:span><text:span text:style-name="T38">Begründungstiefe</text:span><text:span text:style-name="T31">, </text:span><text:span text:style-name="T31"><text:line-break/></text:span><text:span text:style-name="T31">Überschaubarkeit.</text:span></text:p>
            <text:p text:style-name="P29"><text:span text:style-name="T35">Dynamische Momente:</text:span><text:span text:style-name="T31"> </text:span><text:span text:style-name="T31"><text:line-break/></text:span><text:span text:style-name="T31">Bewährtes befestigen, </text:span><text:span text:style-name="T31"><text:line-break/></text:span><text:span text:style-name="T31">Unangenehmes verdrängen, </text:span><text:span text:style-name="T31"><text:line-break/></text:span><text:span text:style-name="T31">nicht Bewährtes kritisieren </text:span><text:span text:style-name="T31"><text:line-break/></text:span><text:span text:style-name="T31">(Selbstkritik)</text:span></text:p>
            <text:p text:style-name="P29"><text:span text:style-name="T35">Strukturelle Momente:</text:span><text:span text:style-name="T31"> </text:span><text:span text:style-name="T31"><text:line-break/></text:span><text:span text:style-name="T31">Neuronale Verschaltungen, </text:span><text:span text:style-name="T31"><text:line-break/></text:span><text:span text:style-name="T31">Verhaltensmuster, Habits, </text:span><text:span text:style-name="T31"><text:line-break/></text:span><text:span text:style-name="T31">Werkzeuge</text:span></text:p>
          </draw:text-box>
        </draw:frame>
        <presentation:notes draw:style-name="dp3">
          <draw:page-thumbnail draw:style-name="gr6" draw:layer="layout" svg:width="13.617cm" svg:height="10.214cm" svg:x="2.451cm" svg:y="2.041cm" draw:page-number="15" presentation:class="page"/>
          <draw:frame presentation:style-name="pr2" draw:text-style-name="P17" draw:layer="layout" svg:width="13.591cm" svg:height="12.252cm" svg:x="2.464cm" svg:y="12.934cm" presentation:class="notes" presentation:placeholder="true">
            <draw:text-box/>
          </draw:frame>
        </presentation:notes>
      </draw:page>
      <draw:page draw:name="page16" draw:style-name="dp2" draw:master-page-name="Standard" presentation:presentation-page-layout-name="AL2T1" presentation:use-footer-name="ftr1">
        <office:forms form:automatic-focus="false" form:apply-design-mode="false"/>
        <draw:custom-shape draw:style-name="gr7" draw:text-style-name="P12" draw:layer="layout" svg:width="10.954cm" svg:height="1.277cm" svg:x="1.587cm" svg:y="0.235cm">
          <text:p text:style-name="P11"><text:span text:style-name="T7">Kooperatives Handeln</text:span></text:p>
          <draw:enhanced-geometry svg:viewBox="0 0 21600 21600" draw:type="mso-spt202" draw:enhanced-path="M 0 0 L 21600 0 21600 21600 0 21600 0 0 Z N"/>
        </draw:custom-shape>
        <draw:frame draw:style-name="gr21" draw:text-style-name="P30" draw:layer="layout" svg:width="16.8cm" svg:height="13.109cm" svg:x="1cm" svg:y="3.067cm">
          <draw:text-box>
            <text:p text:style-name="P27"><text:span text:style-name="T39">Makroebene</text:span><text:span text:style-name="T40">:</text:span><text:span text:style-name="T31"> Kooperatives Handeln.</text:span></text:p>
            <text:p text:style-name="P27"><text:span text:style-name="T31">Wie entwickeln sich begründete Erwartungen im Kontext kooperativen Handelns?</text:span></text:p>
            <text:p text:style-name="P29"><text:span text:style-name="T35">Formen? </text:span><text:span text:style-name="T36">Gemeinsame Interessen, vorgeprägte Normen.</text:span></text:p>
            <text:p text:style-name="P29"><text:span text:style-name="T35">Dynamische Momente? </text:span><text:span text:style-name="T36">Bewährtes als Verfahrenswissen verallgemeinern und verbreiten, nicht Bewährtes </text:span><text:span text:style-name="T36"><text:line-break/></text:span><text:span text:style-name="T36">marginalisieren oder kritisieren</text:span></text:p>
            <text:p text:style-name="P29"><text:span text:style-name="T35">Strukturelle Momente? </text:span><text:span text:style-name="T35"><text:line-break/></text:span><text:span text:style-name="T41">Operationalisierung</text:span><text:span text:style-name="T36"> von Verfahrens-</text:span><text:span text:style-name="T36"><text:line-break/></text:span><text:span text:style-name="T36">wissen in Institutionen oder </text:span><text:span text:style-name="T36"><text:line-break/></text:span><text:span text:style-name="T36">Werkzeugen bzw. Technik. </text:span><text:span text:style-name="T36"><text:line-break/></text:span><text:span text:style-name="T36">Corporate Identity.</text:span></text:p>
          </draw:text-box>
        </draw:frame>
        <draw:g>
          <draw:g>
            <draw:custom-shape draw:style-name="gr15" draw:text-style-name="P24" draw:layer="layout" svg:width="1.686cm" svg:height="1.582cm" svg:x="19.9cm" svg:y="14.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1" draw:layer="layout" svg:width="0.632cm" svg:height="0.559cm" svg:x="20.427cm" svg:y="1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1" draw:layer="layout" svg:width="1.686cm" svg:height="1.001cm" svg:x="20.614cm" svg:y="13.439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5" draw:text-style-name="P24" draw:layer="layout" svg:width="1.686cm" svg:height="1.582cm" svg:x="15.701cm" svg:y="1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1" draw:layer="layout" svg:width="0.632cm" svg:height="0.559cm" svg:x="16.228cm" svg:y="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1" draw:layer="layout" svg:width="1.686cm" svg:height="1.001cm" svg:x="16.415cm" svg:y="12.806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5" draw:text-style-name="P24" draw:layer="layout" svg:width="1.686cm" svg:height="1.582cm" svg:x="18cm" svg:y="15.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1" draw:layer="layout" svg:width="0.632cm" svg:height="0.559cm" svg:x="18.527cm" svg:y="1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1" draw:layer="layout" svg:width="1.686cm" svg:height="1.001cm" svg:x="18.714cm" svg:y="14.04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5" draw:text-style-name="P24" draw:layer="layout" svg:width="1.686cm" svg:height="1.582cm" svg:x="20.128cm" svg:y="11.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1" draw:layer="layout" svg:width="0.632cm" svg:height="0.559cm" svg:x="20.655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1" draw:layer="layout" svg:width="1.686cm" svg:height="1.001cm" svg:x="20.842cm" svg:y="10.645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5" draw:text-style-name="P24" draw:layer="layout" svg:width="1.686cm" svg:height="1.582cm" svg:x="18.629cm" svg:y="10.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1" draw:layer="layout" svg:width="0.632cm" svg:height="0.559cm" svg:x="19.156cm" svg:y="11.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1" draw:layer="layout" svg:width="1.686cm" svg:height="1.001cm" svg:x="19.343cm" svg:y="9.575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5" draw:text-style-name="P24" draw:layer="layout" svg:width="1.686cm" svg:height="1.582cm" svg:x="16.415cm" svg:y="10.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1" draw:layer="layout" svg:width="0.632cm" svg:height="0.559cm" svg:x="16.942cm" svg:y="1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1" draw:layer="layout" svg:width="1.686cm" svg:height="1.001cm" svg:x="17.129cm" svg:y="9.781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5" draw:text-style-name="P24" draw:layer="layout" svg:width="8.8cm" svg:height="8cm" svg:x="14.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7.6cm" svg:height="4.2cm" svg:x="17.1cm" svg:y="4.5cm">
            <text:p/>
            <draw:enhanced-geometry svg:viewBox="0 0 21600 21600" draw:mirror-horizontal="false" draw:mirror-vertical="false" draw:text-areas="3000 3320 17110 17330" draw:type="cloud-callout" draw:modifiers="6095.51374819103 28469.22161390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4" draw:text-style-name="P33" draw:layer="layout" svg:width="5.2cm" svg:height="1.603cm" svg:x="18.4cm" svg:y="5.8cm">
            <draw:text-box>
              <text:p text:style-name="P21"><text:span text:style-name="T32">Kooperatives</text:span></text:p>
              <text:p text:style-name="P21"><text:span text:style-name="T32">Weltbild</text:span></text:p>
            </draw:text-box>
          </draw:frame>
          <draw:g>
            <draw:custom-shape draw:style-name="gr15" draw:text-style-name="P24" draw:layer="layout" svg:width="1.686cm" svg:height="1.582cm" svg:x="14.987cm" svg:y="12.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1" draw:layer="layout" svg:width="0.632cm" svg:height="0.559cm" svg:x="15.514cm" svg:y="1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1" draw:layer="layout" svg:width="1.686cm" svg:height="1.001cm" svg:x="15.701cm" svg:y="10.851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5" draw:text-style-name="P24" draw:layer="layout" svg:width="1.686cm" svg:height="1.582cm" svg:x="17.915cm" svg:y="13.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1" draw:layer="layout" svg:width="0.632cm" svg:height="0.559cm" svg:x="18.442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1" draw:layer="layout" svg:width="1.686cm" svg:height="1.001cm" svg:x="18.629cm" svg:y="11.852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presentation:notes draw:style-name="dp3">
          <draw:page-thumbnail draw:style-name="gr6" draw:layer="layout" svg:width="13.617cm" svg:height="10.214cm" svg:x="2.451cm" svg:y="2.041cm" draw:page-number="16" presentation:class="page"/>
          <draw:frame presentation:style-name="pr2" draw:text-style-name="P17" draw:layer="layout" svg:width="13.591cm" svg:height="12.252cm" svg:x="2.464cm" svg:y="12.934cm" presentation:class="notes" presentation:placeholder="true">
            <draw:text-box/>
          </draw:frame>
        </presentation:notes>
      </draw:page>
      <draw:page draw:name="page17" draw:style-name="dp2" draw:master-page-name="Standard" presentation:presentation-page-layout-name="AL2T1" presentation:use-footer-name="ftr1">
        <office:forms form:automatic-focus="false" form:apply-design-mode="false"/>
        <draw:custom-shape draw:style-name="gr8" draw:text-style-name="P19" draw:layer="layout" svg:width="23.6cm" svg:height="15.782cm" svg:x="1.2cm" svg:y="2.4cm">
          <text:p text:style-name="P18"><text:span text:style-name="T20">Ausgangspunkt</text:span></text:p>
          <text:p text:style-name="P15"><text:span text:style-name="T17">Wir wollen uns mit einer systemtheoretischen Betrachtung Aspekten der Dynamik und Strukturbildung im kooperativen Handeln nähern, in der </text:span><text:span text:style-name="T23">drei Betrachtungsebenen </text:span><text:span text:style-name="T12">unterschieden sind</text:span><text:span text:style-name="T23">:</text:span></text:p>
          <text:list text:style-name="L4">
            <text:list-item>
              <text:list>
                <text:list-item>
                  <text:p text:style-name="P15"><text:span text:style-name="T24">Mikroebene:</text:span><text:span text:style-name="T25"> Aspekte der Dynamik und Strukturbildung auf der Ebene einzelner Akteure im kooperativen Kontext. <text:s/></text:span></text:p>
                </text:list-item>
              </text:list>
            </text:list-item>
          </text:list>
          <text:list text:style-name="L5">
            <text:list-item>
              <text:list>
                <text:list-item>
                  <text:p text:style-name="P15"><text:span text:style-name="T24">Makroebene:</text:span><text:span text:style-name="T25"> Dynamische und strukturelle Momente des kooperativen Kontexts selbst. (Innenverhältnis)</text:span></text:p>
                </text:list-item>
                <text:list-item>
                  <text:p text:style-name="P15"><text:span text:style-name="T24">Einbettung </text:span><text:span text:style-name="T26">in den </text:span><text:span text:style-name="T21">kulturellen Kontext</text:span><text:span text:style-name="T26"> der Genese von Wirklichkeit, die „so ist, wie sie ist“, als </text:span><text:span text:style-name="T21">Außenverhältnis</text:span><text:span text:style-name="T26">. </text:span></text:p>
                </text:list-item>
              </text:list>
            </text:list-item>
          </text:list>
          <text:p text:style-name="P15"><text:span text:style-name="T26">Damit sind mehrere Setzungen verbunden: Es geht um ein </text:span><text:span text:style-name="T12">Modell</text:span><text:span text:style-name="T26"> der </text:span><text:span text:style-name="T21">Innenperspektive</text:span><text:span text:style-name="T26"> einer „idealen“ Kooperation auf dem Hintergrund </text:span><text:span text:style-name="T21">bestehender </text:span><text:span text:style-name="T26">(bürgerlich-kapitalistischer) </text:span><text:span text:style-name="T12">Verhältnisse auf der Basis eines </text:span><text:span text:style-name="T21">systemtheoretischen Beschreibungsansatzes. </text:span></text:p>
          <draw:enhanced-geometry svg:viewBox="0 0 21600 21600" draw:type="mso-spt202" draw:enhanced-path="M 0 0 L 21600 0 21600 21600 0 21600 0 0 Z N"/>
        </draw:custom-shape>
        <draw:custom-shape draw:style-name="gr7" draw:text-style-name="P12" draw:layer="layout" svg:width="10.954cm" svg:height="1.277cm" svg:x="2.797cm" svg:y="0.092cm">
          <text:p text:style-name="P11"><text:span text:style-name="T7">Kooperatives Handeln</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17" presentation:class="page"/>
          <draw:frame presentation:style-name="pr2" draw:text-style-name="P17" draw:layer="layout" svg:width="13.591cm" svg:height="12.252cm" svg:x="2.464cm" svg:y="12.934cm" presentation:class="notes" presentation:placeholder="true">
            <draw:text-box/>
          </draw:frame>
        </presentation:notes>
      </draw:page>
      <draw:page draw:name="page18" draw:style-name="dp2" draw:master-page-name="Standard" presentation:presentation-page-layout-name="AL2T1" presentation:use-footer-name="ftr1">
        <office:forms form:automatic-focus="false" form:apply-design-mode="false"/>
        <draw:custom-shape draw:style-name="gr8" draw:text-style-name="P19" draw:layer="layout" svg:width="23.6cm" svg:height="13.188cm" svg:x="1.2cm" svg:y="2.4cm">
          <text:p text:style-name="P18"><text:span text:style-name="T20"/></text:p>
          <text:p text:style-name="P15"><text:span text:style-name="T26">Damit wird, ähnlich wie Thomas S. Kuhn zunächst den Begriff „normale Wissenschaft“ entwickelt, der Fokus zunächst auf „normale Kooperation“ auf dem Hintergrund </text:span><text:span text:style-name="T21">bestehender </text:span><text:span text:style-name="T26">(bürgerlich-kapitalistischer) </text:span><text:span text:style-name="T12">Verhältnisse </text:span><text:span text:style-name="T26">gerichtet. Eine Betrachtung derartiger Kooperationen in gesellschaftlichen Umbruchprozessen (vergleichbar zu Kuhns Ansatz der <text:s/>„Paradigmenwechsel“) ist erst in einer zweiten Stufe der Betrachtung möglich. </text:span></text:p>
          <text:p text:style-name="P15"><text:span text:style-name="T12">Wir wollen uns dabei der </text:span><text:span text:style-name="T21">Beschreibung kooperativen Handelns</text:span><text:span text:style-name="T12"> durch genaueres Studium und Beschreibung </text:span><text:span text:style-name="T21">empirischer Wirklichkeit</text:span><text:span text:style-name="T12"> an Hand von Praxisbeispielen kooperativen Handelns nähern, um einer Sein-Sollens-Dichotomie auszuweichen. </text:span></text:p>
          <draw:enhanced-geometry svg:viewBox="0 0 21600 21600" draw:type="mso-spt202" draw:enhanced-path="M 0 0 L 21600 0 21600 21600 0 21600 0 0 Z N"/>
        </draw:custom-shape>
        <draw:custom-shape draw:style-name="gr7" draw:text-style-name="P12" draw:layer="layout" svg:width="10.954cm" svg:height="1.277cm" svg:x="2.797cm" svg:y="0.092cm">
          <text:p text:style-name="P11"><text:span text:style-name="T7">Kooperatives Handeln</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18" presentation:class="page"/>
          <draw:frame presentation:style-name="pr2" draw:text-style-name="P17" draw:layer="layout" svg:width="13.591cm" svg:height="12.252cm" svg:x="2.464cm" svg:y="12.934cm" presentation:class="notes" presentation:placeholder="true">
            <draw:text-box/>
          </draw:frame>
        </presentation:notes>
      </draw:page>
      <draw:page draw:name="page19" draw:style-name="dp2" draw:master-page-name="Standard" presentation:presentation-page-layout-name="AL2T1" presentation:use-footer-name="ftr1">
        <office:forms form:automatic-focus="false" form:apply-design-mode="false"/>
        <draw:custom-shape draw:style-name="gr8" draw:text-style-name="P19" draw:layer="layout" svg:width="23.6cm" svg:height="14.635cm" svg:x="1.2cm" svg:y="2.4cm">
          <text:p text:style-name="P18"><text:span text:style-name="T30">Beobachtungen</text:span></text:p>
          <text:p text:style-name="P15"><text:span text:style-name="T17">Relationale Momente als Beziehungen zwischen Akteuren prägen den kooperativen Kontext stärker als individuelle Momente der einzelnen Akteure. </text:span></text:p>
          <text:list text:style-name="L3">
            <text:list-item>
              <text:p text:style-name="P15"><text:span text:style-name="T12">Damit ist auch </text:span><text:span text:style-name="T21">spezifisches kooperatives Verfahrenswissen</text:span><text:span text:style-name="T12"> zu postulieren, das nicht einzelnen Akteuren zugeordnet werden kann. Derartige Phänomene können nicht mit einem akkumulativen Wissensbegriff erfasst werden. </text:span></text:p>
            </text:list-item>
          </text:list>
          <text:p text:style-name="P15"><text:span text:style-name="T17">Akteure gehen in kooperative Kontexte nur mit Teilidentitäten ein. Oder, submersiv interpretiert: In einer Reduktion ihrer Gesamtpersönlichkeit. </text:span></text:p>
          <text:list text:continue-numbering="true" text:style-name="L3">
            <text:list-item>
              <text:p text:style-name="P15"><text:span text:style-name="T17">Ein solcher </text:span><text:span text:style-name="T22">reduktionistischer Ansatz</text:span><text:span text:style-name="T17"> in Bezug auf die individuelle Persönlichkeit blendet interkooperative Phänomene der Intentionalität von Persönlichkeiten aus und führt zur </text:span><text:span text:style-name="T22">Annahme einer relationalen Intentionalität. </text:span></text:p>
            </text:list-item>
          </text:list>
          <draw:enhanced-geometry svg:viewBox="0 0 21600 21600" draw:type="mso-spt202" draw:enhanced-path="M 0 0 L 21600 0 21600 21600 0 21600 0 0 Z N"/>
        </draw:custom-shape>
        <draw:custom-shape draw:style-name="gr7" draw:text-style-name="P12" draw:layer="layout" svg:width="10.954cm" svg:height="1.277cm" svg:x="2.797cm" svg:y="0.092cm">
          <text:p text:style-name="P11"><text:span text:style-name="T7">Kooperatives Handeln</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19" presentation:class="page"/>
          <draw:frame presentation:style-name="pr2" draw:text-style-name="P17" draw:layer="layout" svg:width="13.591cm" svg:height="12.252cm" svg:x="2.464cm" svg:y="12.934cm" presentation:class="notes" presentation:placeholder="true">
            <draw:text-box/>
          </draw:frame>
        </presentation:notes>
      </draw:page>
      <draw:page draw:name="page20" draw:style-name="dp2" draw:master-page-name="Standard" presentation:presentation-page-layout-name="AL2T1" presentation:use-footer-name="ftr1">
        <office:forms form:automatic-focus="false" form:apply-design-mode="false"/>
        <draw:custom-shape draw:style-name="gr8" draw:text-style-name="P19" draw:layer="layout" svg:width="23.6cm" svg:height="15.582cm" svg:x="1.2cm" svg:y="2.4cm">
          <text:p text:style-name="P18"><text:span text:style-name="T30">Mikroebene: Privates Handeln der Akteure</text:span></text:p>
          <text:p text:style-name="P15"><text:span text:style-name="T42">Die hohe Bedeutung privaten Handelns ergibt sich aus der rechtsförmigen Grundkonstellation und verschiedenen Institutionalisierungen bürgerlicher Gesellschaft, in denen die Folgen von Handeln privat zugeschrieben werden.</text:span></text:p>
          <text:p text:style-name="P15"><text:span text:style-name="T42">Im Spannungsfeld privaten Handelns zwischen Zielen und Ergebnissen entwickeln sich</text:span></text:p>
          <text:list text:style-name="L3">
            <text:list-item>
              <text:p text:style-name="P14"><text:span text:style-name="T42">Die private Handlungs</text:span><text:span text:style-name="T43">fähigkeit</text:span><text:span text:style-name="T42"> als sozio-technisches Handlungs</text:span><text:span text:style-name="T43">vermögen</text:span><text:span text:style-name="T42"> in einem sozial determinierten Handlungs</text:span><text:span text:style-name="T43">feld</text:span><text:span text:style-name="T42">. </text:span></text:p>
            </text:list-item>
            <text:list-item>
              <text:p text:style-name="P14"><text:span text:style-name="T42">Das </text:span><text:span text:style-name="T43">private Weltbild</text:span><text:span text:style-name="T42"> (als „Unity of Consciousness“) als Reflex der </text:span><text:span text:style-name="T43">Bedingtheiten</text:span><text:span text:style-name="T42"> dieser Handlungsfähigkeit.</text:span></text:p>
            </text:list-item>
          </text:list>
          <text:p text:style-name="P14"><text:span text:style-name="T42">In der zu entwickelnden Theorie einer </text:span><text:span text:style-name="T43">Innenperspektive kooperativen Handelns</text:span><text:span text:style-name="T42"> werden diese Prozesse nur insoweit sichtbar, als sie sich </text:span><text:span text:style-name="T43">auf den kooperativen Kontext beziehen</text:span><text:span text:style-name="T42"> (reduktionistische Annahme relationaler Intentionalität). </text:span></text:p>
          <draw:enhanced-geometry svg:viewBox="0 0 21600 21600" draw:type="mso-spt202" draw:enhanced-path="M 0 0 L 21600 0 21600 21600 0 21600 0 0 Z N"/>
        </draw:custom-shape>
        <draw:custom-shape draw:style-name="gr7" draw:text-style-name="P12" draw:layer="layout" svg:width="10.954cm" svg:height="1.277cm" svg:x="2.797cm" svg:y="0.092cm">
          <text:p text:style-name="P11"><text:span text:style-name="T7">Kooperatives Handeln</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20" presentation:class="page"/>
          <draw:frame presentation:style-name="pr2" draw:text-style-name="P17" draw:layer="layout" svg:width="13.591cm" svg:height="12.252cm" svg:x="2.464cm" svg:y="12.934cm" presentation:class="notes" presentation:placeholder="true">
            <draw:text-box/>
          </draw:frame>
        </presentation:notes>
      </draw:page>
      <draw:page draw:name="page21" draw:style-name="dp2" draw:master-page-name="Standard" presentation:presentation-page-layout-name="AL2T1" presentation:use-footer-name="ftr1">
        <office:forms form:automatic-focus="false" form:apply-design-mode="false"/>
        <draw:custom-shape draw:style-name="gr7" draw:text-style-name="P12" draw:layer="layout" svg:width="10.954cm" svg:height="1.277cm" svg:x="1.588cm" svg:y="0.235cm">
          <text:p text:style-name="P11"><text:span text:style-name="T7">Kooperatives Handeln</text:span></text:p>
          <draw:enhanced-geometry svg:viewBox="0 0 21600 21600" draw:type="mso-spt202" draw:enhanced-path="M 0 0 L 21600 0 21600 21600 0 21600 0 0 Z N"/>
        </draw:custom-shape>
        <draw:frame draw:style-name="gr25" draw:text-style-name="P30" draw:layer="layout" svg:width="23.6cm" svg:height="13.231cm" svg:x="1cm" svg:y="2.667cm">
          <draw:text-box>
            <text:p text:style-name="P34"><text:span text:style-name="T44">Mikroebene: Privates Handeln der Akteure</text:span></text:p>
            <text:p text:style-name="P35"><text:span text:style-name="T45">In welchen Bewegungs- und Strukturierungsformen entfaltet sich dieses private Handeln der Akteure? </text:span></text:p>
            <text:p text:style-name="P35"><text:span text:style-name="T35">Dynamische Momente:</text:span><text:span text:style-name="T31"> </text:span></text:p>
            <text:p text:style-name="P29"><text:span text:style-name="T31">Bewährtes befestigen, Unangenehmes verdrängen, nicht Bewährtes kritisieren (Selbstkritik)</text:span></text:p>
            <text:p text:style-name="P29"><text:span text:style-name="T35">Strukturelle Momente:</text:span><text:span text:style-name="T31"> </text:span></text:p>
            <text:list text:style-name="L3">
              <text:list-item>
                <text:p text:style-name="P29"><text:span text:style-name="T31">Neuronale Verschaltungen, Handlungs- und Verhaltensmuster, Meinungen, Interessen, Wissen, (technisches) Können (körperinterne Komponenten)</text:span></text:p>
              </text:list-item>
              <text:list-item>
                <text:p text:style-name="P29"><text:span text:style-name="T31">Werkzeuge als „Körperverlängerungen“ und andere „körperliche Externalisierungen“ als „Verlängerungen des Selbst“ (Bezug zum Konzept der Privatsphäre) <text:s/></text:span></text:p>
              </text:list-item>
            </text:list>
          </draw:text-box>
        </draw:frame>
        <presentation:notes draw:style-name="dp3">
          <draw:page-thumbnail draw:style-name="gr6" draw:layer="layout" svg:width="13.617cm" svg:height="10.214cm" svg:x="2.451cm" svg:y="2.041cm" draw:page-number="21" presentation:class="page"/>
          <draw:frame presentation:style-name="pr2" draw:text-style-name="P17"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1" svg:font-family="Ubuntu"/>
    <style:font-face style:name="Ubuntu2" svg:font-family="Ubuntu" style:font-adornments="Regular"/>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office:forms form:automatic-focus="false" form:apply-design-mode="false"/>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1-01-21T13:45:43.359821628</dc:date>
    <meta:editing-cycles>278</meta:editing-cycles>
    <meta:editing-duration>PT19H4M29S</meta:editing-duration>
    <meta:document-statistic meta:object-count="181"/>
    <meta:user-defined meta:name="Info 1"/>
    <meta:user-defined meta:name="Info 2"/>
    <meta:user-defined meta:name="Info 3"/>
    <meta:user-defined meta:name="Info 4"/>
  </office:meta>
</office:document-meta>
</file>